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6.988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7.001cm"/>
    </style:style>
    <style:style style:name="Table1.D" style:family="table-column">
      <style:table-column-properties style:column-width="2.895cm"/>
    </style:style>
    <style:style style:name="Table1.E" style:family="table-column">
      <style:table-column-properties style:column-width="0.997cm"/>
    </style:style>
    <style:style style:name="Table1.F" style:family="table-column">
      <style:table-column-properties style:column-width="1.109cm"/>
    </style:style>
    <style:style style:name="Table1.G" style:family="table-column">
      <style:table-column-properties style:column-width="1cm"/>
    </style:style>
    <style:style style:name="Table1.H" style:family="table-column">
      <style:table-column-properties style:column-width="0.9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4" style:family="table-row">
      <style:table-row-properties fo:background-color="transparent" fo:keep-together="auto">
        <style:background-image/>
      </style:table-row-properties>
    </style:style>
    <style:style style:name="Table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1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fo:font-size="8pt" fo:language="ca" fo:country="ES" officeooo:rsid="0048d237" style:font-size-asian="8pt" style:font-size-complex="8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5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style:font-name-asian="Arial" style:font-size-asian="9pt" style:font-weight-asian="normal" style:font-name-complex="Calibri" style:font-size-complex="9pt" style:font-weight-complex="normal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1eea0d" style:font-name-asian="Arial" style:font-size-asian="9pt" style:font-weight-asian="normal" style:font-name-complex="Calibri" style:font-size-complex="9pt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13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font-weight="normal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5253a7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18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26261d" style:font-size-asian="9pt" style:font-weight-asian="normal" style:font-name-complex="Calibri" style:font-weight-complex="normal"/>
    </style:style>
    <style:style style:name="P1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20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5253a7" style:font-size-asian="9pt" style:font-weight-asian="normal" style:font-name-complex="Calibri" style:font-size-complex="9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5253a7" style:font-size-asian="9pt" style:font-weight-asian="normal" style:font-name-complex="Calibri" style:font-size-complex="9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5253a7" style:font-name-asian="Arial" style:font-size-asian="9pt" style:font-weight-asian="normal" style:font-name-complex="Calibri" style:font-size-complex="9pt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5253a7" style:font-name-asian="Arial" style:font-size-asian="9pt" style:font-weight-asian="normal" style:font-name-complex="Calibri" style:font-size-complex="9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5253a7" style:font-size-asian="9pt" style:font-name-complex="Calibri" style:font-size-complex="9pt"/>
    </style:style>
    <style:style style:name="P26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5253a7" style:font-size-asian="9pt" style:font-name-complex="Calibri" style:font-size-complex="9pt"/>
    </style:style>
    <style:style style:name="P27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weight="normal" officeooo:paragraph-rsid="00298ff8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font-weight="normal" officeooo:paragraph-rsid="00291541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style:line-height-at-least="0.353cm"/>
      <style:text-properties fo:font-weight="normal" officeooo:paragraph-rsid="001f0a54" style:font-weight-asian="normal" style:font-weight-complex="normal"/>
    </style:style>
    <style:style style:name="P32" style:family="paragraph" style:parent-style-name="Standard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33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34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35" style:family="paragraph" style:parent-style-name="western">
      <style:paragraph-properties fo:margin-top="0cm" fo:margin-bottom="0cm" style:contextual-spacing="false" fo:text-align="justify" style:justify-single-wor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36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37" style:family="paragraph" style:parent-style-name="western">
      <style:paragraph-properties fo:margin-top="0cm" fo:margin-bottom="0cm" style:contextual-spacing="false" fo:text-align="justify" style:justify-single-wor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38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39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40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41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42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43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44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45" style:family="paragraph" style:parent-style-name="_31__20_Cabecera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fo:font-weight="bold" officeooo:rsid="004a397b" officeooo:paragraph-rsid="005d9bd1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46" style:family="paragraph" style:parent-style-name="Table_20_Contents">
      <style:paragraph-properties style:line-height-at-least="0.353cm" fo:text-align="justify" style:justify-single-word="false" style:snap-to-layout-grid="false"/>
      <style:text-properties fo:font-weight="normal" officeooo:paragraph-rsid="0027d1f2" style:font-weight-asian="normal" style:font-weight-complex="normal"/>
    </style:style>
    <style:style style:name="P47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5253a7" style:font-size-asian="9pt" style:font-weight-asian="normal" style:font-name-complex="Calibri" style:font-size-complex="9pt" style:font-weight-complex="normal"/>
    </style:style>
    <style:style style:name="P48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5253a7" style:font-name-asian="Arial" style:font-size-asian="9pt" style:font-weight-asian="normal" style:font-name-complex="Calibri" style:font-size-complex="9pt" style:font-weight-complex="normal"/>
    </style:style>
    <style:style style:name="P49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50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5253a7" style:font-size-asian="9pt" style:font-name-complex="Calibri" style:font-size-complex="9pt"/>
    </style:style>
    <style:style style:name="P51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5253a7" style:font-size-asian="9pt" style:font-name-complex="Calibri" style:font-size-complex="9pt"/>
    </style:style>
    <style:style style:name="P52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5253a7" style:font-size-asian="9pt" style:font-name-complex="Calibri" style:font-size-complex="9pt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54" style:family="paragraph" style:parent-style-name="Table_20_Contents">
      <style:paragraph-properties style:line-height-at-least="0.353cm" fo:text-align="justify" style:justify-single-word="false"/>
      <style:text-properties style:font-name="Calibri" fo:font-size="9pt" fo:language="ca" fo:country="ES" officeooo:paragraph-rsid="005253a7" style:font-size-asian="9pt" style:font-name-complex="Calibri" style:font-size-complex="9pt"/>
    </style:style>
    <style:style style:name="P55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56" style:family="paragraph" style:parent-style-name="texto">
      <style:text-properties fo:font-weight="normal" style:font-weight-asian="normal" style:font-weight-complex="normal"/>
    </style:style>
    <style:style style:name="P57" style:family="paragraph" style:parent-style-name="texto">
      <style:text-properties fo:color="#000000" style:font-name="Calibri" fo:font-size="9pt" fo:language="ca" fo:country="ES" fo:font-weight="normal" style:font-size-asian="9pt" style:font-weight-asian="normal" style:font-name-complex="Calibri" style:font-weight-complex="normal"/>
    </style:style>
    <style:style style:name="P58" style:family="paragraph" style:parent-style-name="texto">
      <style:text-properties fo:color="#000000" style:font-name="Calibri" fo:font-size="9pt" fo:language="ca" fo:country="ES" fo:font-weight="normal" style:font-name-asian="Arial" style:font-size-asian="9pt" style:font-weight-asian="normal" style:font-name-complex="Calibri" style:font-weight-complex="normal"/>
    </style:style>
    <style:style style:name="P59" style:family="paragraph" style:parent-style-name="texto">
      <style:text-properties fo:color="#000000" style:font-name="Calibri" fo:font-size="8pt" fo:language="ca" fo:country="ES" fo:font-weight="normal" style:font-size-asian="8pt" style:font-weight-asian="normal" style:font-name-complex="Calibri" style:font-weight-complex="normal"/>
    </style:style>
    <style:style style:name="P60" style:family="paragraph" style:parent-style-name="texto">
      <style:text-properties fo:color="#000000" fo:font-weight="normal" style:font-weight-asian="normal" style:font-weight-complex="normal"/>
    </style:style>
    <style:style style:name="P61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P62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63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5253a7" style:font-name-asian="Arial" style:font-size-asian="9pt" style:font-weight-asian="normal" style:font-name-complex="Calibri" style:font-size-complex="9pt" style:font-weight-complex="normal"/>
    </style:style>
    <style:style style:name="P64" style:family="paragraph" style:parent-style-name="_33__20_gris">
      <style:text-properties style:font-name="Calibri" fo:language="ca" fo:country="ES" fo:font-weight="bold" style:letter-kerning="true" style:font-name-asian="SimSun1" style:language-asian="zh" style:country-asian="CN" style:font-name-complex="Calibri" style:language-complex="hi" style:country-complex="IN"/>
    </style:style>
    <style:style style:name="P65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66" style:family="paragraph" style:parent-style-name="_32__20_contenidos">
      <style:text-properties style:font-name="Calibri" fo:language="ca" fo:country="ES" fo:font-weight="bold" officeooo:paragraph-rsid="004a397b" style:letter-kerning="true" style:font-name-asian="SimSun1" style:language-asian="zh" style:country-asian="CN" style:font-name-complex="Calibri" style:language-complex="hi" style:country-complex="IN"/>
    </style:style>
    <style:style style:name="P67" style:family="paragraph" style:parent-style-name="_32__20_contenidos">
      <style:text-properties style:font-name="Calibri" fo:language="ca" fo:country="ES" fo:font-weight="bold" officeooo:paragraph-rsid="0050832e" style:letter-kerning="true" style:font-name-asian="SimSun1" style:language-asian="zh" style:country-asian="CN" style:font-name-complex="Calibri" style:language-complex="hi" style:country-complex="IN"/>
    </style:style>
    <style:style style:name="P68" style:family="paragraph" style:parent-style-name="_32__20_contenidos">
      <style:paragraph-properties fo:text-align="center" style:justify-single-word="false"/>
      <style:text-properties style:font-name="Calibri" fo:language="ca" fo:country="ES" fo:font-weight="bold" officeooo:paragraph-rsid="004a397b" style:letter-kerning="true" style:font-name-asian="SimSun1" style:language-asian="zh" style:country-asian="CN" style:font-name-complex="Calibri" style:language-complex="hi" style:country-complex="IN"/>
    </style:style>
    <style:style style:name="P69" style:family="paragraph" style:parent-style-name="Standard">
      <style:paragraph-properties fo:margin-top="0cm" fo:margin-bottom="0.101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70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fo:font-weight="normal" officeooo:paragraph-rsid="0050a1ed" style:font-size-asian="9pt" style:font-weight-asian="normal" style:font-name-complex="Calibri" style:font-size-complex="9pt" style:font-weight-complex="normal"/>
    </style:style>
    <style:style style:name="P71" style:family="paragraph" style:parent-style-name="Table_20_Contents">
      <style:paragraph-properties fo:margin-top="0cm" fo:margin-bottom="0.101cm" style:contextual-spacing="false" fo:text-align="justify" style:justify-single-word="false"/>
      <style:text-properties style:font-name="Calibri" fo:font-size="9pt" fo:language="ca" fo:country="ES" officeooo:paragraph-rsid="0050a1ed" style:font-size-asian="9pt" style:font-name-complex="Calibri" style:font-size-complex="9pt"/>
    </style:style>
    <style:style style:name="P72" style:family="paragraph" style:parent-style-name="Table_20_Contents">
      <style:paragraph-properties fo:margin-top="0cm" fo:margin-bottom="0.101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50a1ed" style:font-size-asian="9pt" style:font-name-complex="Calibri" style:font-size-complex="9pt"/>
    </style:style>
    <style:style style:name="P73" style:family="paragraph" style:parent-style-name="_31__20_Cabecera">
      <style:text-properties style:font-name="Calibri" fo:language="ca" fo:country="ES" fo:font-weight="bold" officeooo:rsid="004a397b" officeooo:paragraph-rsid="00525682" style:letter-kerning="true" style:font-name-asian="SimSun1" style:language-asian="zh" style:country-asian="CN" style:font-name-complex="Calibri" style:language-complex="hi" style:country-complex="IN"/>
    </style:style>
    <style:style style:name="P74" style:family="paragraph" style:parent-style-name="_31__20_Cabecera">
      <style:paragraph-properties fo:text-align="center" style:justify-single-word="false"/>
      <style:text-properties style:font-name="Calibri" fo:language="ca" fo:country="ES" fo:font-weight="normal" officeooo:rsid="004a397b" officeooo:paragraph-rsid="005d9bd1" style:letter-kerning="true" style:font-name-asian="SimSun1" style:language-asian="zh" style:country-asian="CN" style:font-weight-asian="normal" style:font-name-complex="Calibri" style:language-complex="hi" style:country-complex="IN" style:font-weight-complex="normal"/>
    </style:style>
    <style:style style:name="P75" style:family="paragraph" style:parent-style-name="_31__20_Cabecera">
      <style:paragraph-properties fo:text-align="center" style:justify-single-word="false" style:snap-to-layout-grid="false"/>
      <style:text-properties fo:color="#ffffff" style:font-name="Calibri" fo:font-size="14pt" fo:language="ca" fo:country="ES" fo:font-weight="normal" officeooo:rsid="004a397b" officeooo:paragraph-rsid="00525682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76" style:family="paragraph" style:parent-style-name="Normal_20__28_Web_29_">
      <style:paragraph-properties fo:margin-top="0.176cm" fo:margin-bottom="0cm" style:contextual-spacing="false" style:line-height-at-least="0.176cm" fo:text-align="justify" style:justify-single-word="false" style:snap-to-layout-grid="false"/>
      <style:text-properties fo:font-weight="normal" officeooo:paragraph-rsid="0050a1ed" style:font-weight-asian="normal" style:font-weight-complex="normal"/>
    </style:style>
    <style:style style:name="P77" style:family="paragraph" style:parent-style-name="_31__20_Cabecera">
      <style:paragraph-properties fo:background-color="transparent">
        <style:background-image/>
      </style:paragraph-properties>
      <style:text-properties fo:color="#ffffff" style:font-name="Calibri" fo:font-size="14pt" fo:language="ca" fo:country="ES" fo:font-weight="normal" officeooo:rsid="005d9bd1" officeooo:paragraph-rsid="005d9bd1" style:letter-kerning="true" style:font-name-asian="SimSun1" style:font-size-asian="14pt" style:language-asian="zh" style:country-asian="CN" style:font-weight-asian="normal" style:font-name-complex="Calibri" style:font-size-complex="14pt" style:language-complex="hi" style:country-complex="IN" style:font-weight-complex="normal"/>
    </style:style>
    <style:style style:name="P78" style:family="paragraph" style:parent-style-name="_33__20_gris">
      <style:text-properties fo:font-size="9pt" officeooo:rsid="005bd498" officeooo:paragraph-rsid="005bd498" style:font-size-asian="9pt" style:font-size-complex="9pt"/>
    </style:style>
    <style:style style:name="P79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fo:language="ca" fo:country="ES" style:font-size-asian="9pt" style:font-name-complex="Calibri" style:font-size-complex="9pt"/>
    </style:style>
    <style:style style:name="T4" style:family="text">
      <style:text-properties fo:color="#000000" style:font-name="Calibri" fo:font-size="9pt" fo:language="ca" fo:country="ES" style:font-size-asian="9pt" style:font-name-complex="Calibri"/>
    </style:style>
    <style:style style:name="T5" style:family="text">
      <style:text-properties fo:color="#000000" style:font-name="Calibri" fo:font-size="9pt" fo:language="ca" fo:country="ES" style:font-size-asian="9pt" style:font-name-complex="Calibri" style:font-size-complex="9pt"/>
    </style:style>
    <style:style style:name="T6" style:family="text">
      <style:text-properties fo:color="#000000" style:font-name="Calibri" fo:font-size="9pt" fo:language="ca" fo:country="ES" officeooo:rsid="002da96a" style:font-size-asian="9pt" style:font-name-complex="Calibri" style:font-size-complex="9pt"/>
    </style:style>
    <style:style style:name="T7" style:family="text">
      <style:text-properties fo:color="#000000" style:font-name="Calibri" fo:font-size="9pt" fo:language="ca" fo:country="ES" officeooo:rsid="002f67ed" style:font-size-asian="9pt" style:font-name-complex="Calibri" style:font-size-complex="9pt"/>
    </style:style>
    <style:style style:name="T8" style:family="text">
      <style:text-properties fo:color="#000000" style:font-name="Calibri" fo:font-size="9pt" fo:language="ca" fo:country="ES" officeooo:rsid="001a165d" style:font-size-asian="9pt" style:font-name-complex="Calibri"/>
    </style:style>
    <style:style style:name="T9" style:family="text">
      <style:text-properties fo:color="#000000" style:font-name="Calibri" fo:font-size="9pt" fo:language="ca" fo:country="ES" officeooo:rsid="001b0150" style:font-size-asian="9pt" style:font-name-complex="Calibri"/>
    </style:style>
    <style:style style:name="T10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/>
    </style:style>
    <style:style style:name="T11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 style:font-size-complex="9pt"/>
    </style:style>
    <style:style style:name="T12" style:family="text">
      <style:text-properties fo:color="#000000" style:font-name="Calibri" fo:font-size="9pt" fo:language="ca" fo:country="ES" style:text-underline-style="solid" style:text-underline-width="auto" style:text-underline-color="font-color" officeooo:rsid="002da96a" style:font-size-asian="9pt" style:font-name-complex="Calibri" style:font-size-complex="9pt"/>
    </style:style>
    <style:style style:name="T13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/>
    </style:style>
    <style:style style:name="T14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5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16" style:family="text">
      <style:text-properties fo:color="#000000" style:font-name="Calibri" fo:font-size="9pt" fo:language="ca" fo:country="ES" style:font-name-asian="Calibri" style:font-size-asian="9pt" style:font-name-complex="Calibri"/>
    </style:style>
    <style:style style:name="T17" style:family="text">
      <style:text-properties fo:color="#000000" style:font-name="Calibri" fo:font-size="9pt" fo:language="ca" fo:country="ES" style:font-name-asian="Calibri" style:font-size-asian="9pt" style:font-name-complex="Calibri" style:font-size-complex="9pt"/>
    </style:style>
    <style:style style:name="T18" style:family="text">
      <style:text-properties fo:color="#000000" style:font-name="Calibri" fo:font-size="9pt" fo:language="ca" fo:country="ES" officeooo:rsid="002d0e3a" style:font-name-asian="Calibri" style:font-size-asian="9pt" style:font-name-complex="Calibri" style:font-size-complex="9pt"/>
    </style:style>
    <style:style style:name="T19" style:family="text">
      <style:text-properties fo:color="#000000" style:font-name="Calibri" fo:font-size="9pt" fo:language="ca" fo:country="ES" fo:font-weight="bold" style:font-size-asian="9pt" style:font-weight-asian="bold" style:font-name-complex="Calibri" style:font-size-complex="9pt" style:font-weight-complex="bold"/>
    </style:style>
    <style:style style:name="T20" style:family="text">
      <style:text-properties fo:color="#000000" style:font-name="Calibri" fo:font-size="9pt" fo:language="ca" fo:country="ES" fo:font-weight="bold" officeooo:rsid="002da96a" style:font-size-asian="9pt" style:font-weight-asian="bold" style:font-name-complex="Calibri" style:font-size-complex="9pt" style:font-weight-complex="bold"/>
    </style:style>
    <style:style style:name="T21" style:family="text">
      <style:text-properties fo:color="#000000" style:font-name="Calibri" fo:font-size="9pt" fo:language="ca" fo:country="ES" fo:font-weight="bold" officeooo:rsid="002d0e3a" style:font-name-asian="Calibri" style:font-size-asian="9pt" style:font-weight-asian="bold" style:font-name-complex="Calibri" style:font-size-complex="9pt" style:font-weight-complex="bold"/>
    </style:style>
    <style:style style:name="T22" style:family="text">
      <style:text-properties fo:color="#000000" style:font-name="Calibri" fo:font-size="9pt" fo:language="ca" fo:country="ES" style:text-underline-style="none" style:font-size-asian="9pt" style:font-name-complex="Calibri"/>
    </style:style>
    <style:style style:name="T23" style:family="text">
      <style:text-properties fo:color="#000000" style:font-name="Calibri" fo:font-size="9pt" fo:language="ca" fo:country="ES" style:text-underline-style="none" style:font-size-asian="9pt" style:font-name-complex="Calibri" style:font-size-complex="9pt"/>
    </style:style>
    <style:style style:name="T24" style:family="text">
      <style:text-properties fo:color="#000000" style:font-name="Calibri" fo:font-size="9pt" fo:language="ca" fo:country="ES" style:text-underline-style="none" officeooo:rsid="002da96a" style:font-size-asian="9pt" style:font-name-complex="Calibri" style:font-size-complex="9pt"/>
    </style:style>
    <style:style style:name="T25" style:family="text">
      <style:text-properties fo:color="#000000" style:font-name="Calibri" fo:font-size="9pt" fo:language="ca" fo:country="ES" style:text-underline-style="none" style:font-name-asian="Arial" style:font-size-asian="9pt" style:font-name-complex="Calibri"/>
    </style:style>
    <style:style style:name="T26" style:family="text">
      <style:text-properties fo:color="#000000" style:font-name="Calibri" fo:font-size="8pt" fo:language="ca" fo:country="ES" style:font-size-asian="8pt" style:font-name-complex="Calibri"/>
    </style:style>
    <style:style style:name="T27" style:family="text">
      <style:text-properties fo:color="#000000" style:font-name="Calibri" fo:font-size="8pt" fo:language="ca" fo:country="ES" style:font-name-asian="Arial" style:font-size-asian="8pt" style:font-name-complex="Calibri"/>
    </style:style>
    <style:style style:name="T28" style:family="text">
      <style:text-properties fo:color="#0000ff" style:font-name="Calibri" fo:font-size="9pt" fo:language="ca" fo:country="ES" style:font-size-asian="9pt" style:font-name-complex="Calibri" style:font-size-complex="9pt"/>
    </style:style>
    <style:style style:name="T29" style:family="text">
      <style:text-properties fo:color="#0000ff" style:font-name="Calibri" fo:font-size="9pt" fo:language="ca" fo:country="ES" style:font-name-asian="Arial" style:font-size-asian="9pt" style:font-name-complex="Calibri"/>
    </style:style>
    <style:style style:name="T30" style:family="text">
      <style:text-properties style:font-size-complex="9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0632b" style:font-weight-asian="normal" style:font-weight-complex="normal"/>
    </style:style>
    <style:style style:name="T33" style:family="text">
      <style:text-properties officeooo:rsid="0021cbfa"/>
    </style:style>
    <style:style style:name="T34" style:family="text">
      <style:text-properties fo:color="#0047ff" style:font-size-complex="9pt"/>
    </style:style>
    <style:style style:name="T35" style:family="text">
      <style:text-properties fo:font-weight="bold" style:font-weight-asian="bold" style:font-size-complex="9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position="super 58%"/>
    </style:style>
    <style:style style:name="T38" style:family="text">
      <style:text-properties officeooo:rsid="001bb1be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473158" fo:background-color="transparent" loext:char-shading-value="0"/>
    </style:style>
    <style:style style:name="T41" style:family="text">
      <style:text-properties officeooo:rsid="001e91c6"/>
    </style:style>
    <style:style style:name="T42" style:family="text">
      <style:text-properties style:font-weight-asian="bold" style:font-weight-complex="bold"/>
    </style:style>
    <style:style style:name="T43" style:family="text">
      <style:text-properties officeooo:rsid="005d9bd1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79"/>
        <text:p text:style-name="P5">1. Competència en comunicació lingüística CCLI</text:p>
        <text:p text:style-name="P5">2. Competència matemàtica i competència bàsica en ciència i tecnologia CMCT</text:p>
        <text:p text:style-name="P5">3. Competència digital CD</text:p>
        <text:p text:style-name="P5">4. Competència per aprendre a aprendre CAA</text:p>
        <text:p text:style-name="P5">5. Consciència i expressions culturals CEC</text:p>
        <text:p text:style-name="P5">6. Sentit d'iniciativa i espírit emprenedor SIEE</text:p>
        <text:p text:style-name="P7">7. Competències socials i cíviques CSC</text:p>
        <text:p text:style-name="P7"/>
        <text:p text:style-name="P6">A: Aconseguit <text:s text:c="2"/>EP: En procés <text:s text:c="2"/>I: Iniciat</text:p>
      </text:section>
      <text:p text:style-name="P8"/>
      <text:p text:style-name="P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_31__20_cabecera">ÀREA: Llengua Castellana i Literatura <text:s text:c="19"/>NIVELL: 2n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8" office:value-type="string">
            <text:p text:style-name="P73"><text:span text:style-name="T31">BLOC 1. </text:span><text:span text:style-name="T32">LLENGUA ORAL. PARLAR I ESCOLAR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7">CONTINGUTS</text:p>
          </table:table-cell>
          <table:table-cell table:style-name="Table1.A3" office:value-type="string">
            <text:p text:style-name="_33__20_gris">CRITERIS D’AVALUACIÓ</text:p>
          </table:table-cell>
          <table:table-cell table:style-name="Table1.A3" office:value-type="string">
            <text:p text:style-name="_33__20_gris">INDICADORS D’ÈXIT</text:p>
          </table:table-cell>
          <table:table-cell table:style-name="Table1.A3" office:value-type="string">
            <text:p text:style-name="_33__20_gris">CCLV</text:p>
          </table:table-cell>
          <table:table-cell table:style-name="Table1.A3" office:value-type="string">
            <text:p text:style-name="P78">1<text:span text:style-name="T37">r</text:span> T</text:p>
          </table:table-cell>
          <table:table-cell table:style-name="Table1.A3" office:value-type="string">
            <text:p text:style-name="P78">2<text:span text:style-name="T37">n</text:span> T</text:p>
          </table:table-cell>
          <table:table-cell table:style-name="Table1.A3" office:value-type="string">
            <text:p text:style-name="P78">3<text:span text:style-name="T37">r</text:span> T</text:p>
          </table:table-cell>
          <table:table-cell table:style-name="Table1.H3" office:value-type="string">
            <text:p text:style-name="P78">Fin</text:p>
          </table:table-cell>
        </table:table-row>
        <table:table-row table:style-name="Table1.1">
          <table:table-cell table:style-name="Table1.A4" office:value-type="string">
            <text:p text:style-name="P12">Estratègies i normes d'interacció oral apreses: escoltar i respectar el torn de paraula, respondre i preguntar per a esbrinar el significat d'expressions o paraules que no es comprenen i per a demanar ajuda.</text:p>
            <text:p text:style-name="P49">Situacions de comunicació, dirigides o espontànies: assemblees i conversacions, simulacions i jocs de rol que representen disculpes, agraïments i invitacions.</text:p>
            <text:p text:style-name="P55">Ús d'una expressió espontània per iniciativa pròpia per a expressar la capacitat, el gust, la preferència, l'opinió i l'acord o desacord.</text:p>
          </table:table-cell>
          <table:table-cell table:style-name="Table1.A4" office:value-type="string">
            <text:p text:style-name="P56">2nCLL.BL1.1 Participar en assemblees, conversacions i diàlegs escoltant, guardant el torn de paraula i expressant els seus gustos i experiències per iniciativa pròpia. </text:p>
          </table:table-cell>
          <table:table-cell table:style-name="Table1.A4" office:value-type="string">
            <text:p text:style-name="P56"><text:span text:style-name="T4">2nCLL.BL1.1.1 Participa </text:span><text:span text:style-name="T10">per iniciativa pròpia</text:span><text:span text:style-name="T4">, en situacions de comunicació oral del nivell educatiu (conversacions, diàlegs i assemblees) respectant el torn de paraula.</text:span></text:p>
          </table:table-cell>
          <table:table-cell table:style-name="Table1.A4" office:value-type="string"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H4" office:value-type="string">
            <text:p text:style-name="_33__20_competencias"/>
          </table:table-cell>
        </table:table-row>
        <table:table-row table:style-name="Table1.1">
          <table:table-cell table:style-name="Table1.A6" table:number-rows-spanned="2" office:value-type="string">
            <text:p text:style-name="P69">Utilització d'estratègies de comprensió dels missatges orals: atenció, retenció, anticipació del contingut i de la situació per mitjà del context verbal i no verbal, identificació del sentit global.</text:p>
            <text:p text:style-name="P72">Comprensió de textos orals amb finalitat didàctica o d'ús quotidià.</text:p>
            <text:p text:style-name="P71">Informació personal i familiar bàsica.</text:p>
            <text:p text:style-name="P70">Identificació de paraules clau com a estratègia de comprensió dels <text:soft-page-break/>missatges.</text:p>
          </table:table-cell>
          <table:table-cell table:style-name="Table1.B6" table:number-rows-spanned="2" office:value-type="string">
            <text:p text:style-name="P56"><text:span text:style-name="T4">2nCLL.BL1.2 Captar el sentit global i reconéixer idees principals de la informació verbal i no verbal de textos orals pròxims a la seua experiència i resumir-ne oralment el contingut</text:span><text:span text:style-name="T26">.</text:span></text:p>
          </table:table-cell>
          <table:table-cell table:style-name="Table1.A4" office:value-type="string">
            <text:p text:style-name="P18"><text:span text:style-name="T30">2nCLL.BL1.2.1 </text:span><text:span text:style-name="T35">Identifica el tema en textos orals pròxims a la seua experiència</text:span><text:span text:style-name="T30"> (poemes, cançons, endevinalles, narracions breus, </text:span><text:span text:style-name="T35">explicacions</text:span><text:span text:style-name="T30">, regles de joc i instruccions i avisos)</text:span><text:span text:style-name="T34">.</text:span></text:p>
          </table:table-cell>
          <table:table-cell table:style-name="Table1.D5" office:value-type="string">
            <text:p text:style-name="_33__20_competencias">CCLI</text:p>
            <text:p text:style-name="_33__20_competencias"/>
          </table:table-cell>
          <table:table-cell table:style-name="Table1.E5" office:value-type="string">
            <text:p text:style-name="_33__20_competencias"/>
          </table:table-cell>
          <table:table-cell table:style-name="Table1.F5" office:value-type="string">
            <text:p text:style-name="_33__20_competencias"/>
          </table:table-cell>
          <table:table-cell table:style-name="Table1.G5" office:value-type="string">
            <text:p text:style-name="_33__20_competencias"/>
          </table:table-cell>
          <table:table-cell table:style-name="Table1.H5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57">2nCLL.BL1.2.2 Reconeix, en textos orals del nivell educatiu, les idees principals del contingut de la comunicació.</text:p>
          </table:table-cell>
          <table:table-cell table:style-name="Table1.D6" office:value-type="string">
            <text:p text:style-name="_33__20_competencias">CAA</text:p>
            <text:p text:style-name="_33__20_competencias">CCLI</text:p>
            <text:p text:style-name="_33__20_competencias"/>
          </table:table-cell>
          <table:table-cell table:style-name="Table1.E6" office:value-type="string">
            <text:p text:style-name="_33__20_competencias"/>
          </table:table-cell>
          <table:table-cell table:style-name="Table1.F6" office:value-type="string">
            <text:p text:style-name="_33__20_competencias"/>
          </table:table-cell>
          <table:table-cell table:style-name="Table1.G6" office:value-type="string">
            <text:p text:style-name="_33__20_competencias"/>
          </table:table-cell>
          <table:table-cell table:style-name="Table1.H6" office:value-type="string">
            <text:p text:style-name="_33__20_competencias"/>
          </table:table-cell>
        </table:table-row>
        <table:table-row table:style-name="Table1.1">
          <table:table-cell table:style-name="Table1.A10" table:number-rows-spanned="4" office:value-type="string">
            <text:p text:style-name="P12">Importància de la millora en expressió oral.</text:p>
            <text:p text:style-name="P49">Orde lògic i cronològic dels textos narratius. Orde lògic dels textos descriptius.</text:p>
            <text:p text:style-name="P14">Recursos de l'expressió oral: pauses, volum, entonació, gestos.</text:p>
            <text:p text:style-name="P53">Expressió i producció de textos orals literaris i no literaris: (narratius: contes populars, embarbussaments, endevinalles, experiències viscudes; descriptius: descripcions senzilles de persones, animals i coses; expositius: formulació de preguntes pertinents sobre un tema, simulació de conversacions telefòniques, exposició de fets sobre temes coneguts i treballats en classe; instructius: regles de jocs, indicacions per a arribar a un lloc, receptes; argumentatius: disseny d'anuncis, expressió de preferències; predictius: formulació d'hipòtesis sobre el desenllaç de contes, etc.).</text:p>
            <text:p text:style-name="P53">Expressió oral de missatges verbals i no verbals.</text:p>
            <text:p text:style-name="P17">Selecció raonada de les produccions a incloure en el portfolio.</text:p>
          </table:table-cell>
          <table:table-cell table:style-name="Table1.B10" table:number-rows-spanned="4" office:value-type="string">
            <text:p text:style-name="P56">2nCLL.BL1.3 Produir, a partir de models, textos orals, dels gèneres més habituals del nivell educatiu, mantenint l’orde lògic dels textos, evitant repeticions innecessàries i utilitzant un vocabulari, to de veu i pronunciació adequats.</text:p>
          </table:table-cell>
          <table:table-cell table:style-name="Table1.A4" office:value-type="string">
            <text:p text:style-name="P57">2nCLL.BL1.3.1 En la producció de textos pronuncia adequadament evitant repeticions.</text:p>
          </table:table-cell>
          <table:table-cell table:style-name="Table1.D7" office:value-type="string">
            <text:p text:style-name="_33__20_competencias">CAA</text:p>
            <text:p text:style-name="_33__20_competencias">CCLI</text:p>
          </table:table-cell>
          <table:table-cell table:style-name="Table1.E7" office:value-type="string">
            <text:p text:style-name="_33__20_competencias"/>
          </table:table-cell>
          <table:table-cell table:style-name="Table1.F7" office:value-type="string">
            <text:p text:style-name="_33__20_competencias"/>
          </table:table-cell>
          <table:table-cell table:style-name="Table1.G7" office:value-type="string">
            <text:p text:style-name="_33__20_competencias"/>
          </table:table-cell>
          <table:table-cell table:style-name="Table1.H7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8" office:value-type="string">
            <text:p text:style-name="P56"><text:span text:style-name="T4">2nCLL.BL1.3.2 Produïx </text:span><text:span text:style-name="T10">a partir de models</text:span><text:span text:style-name="T4"> textos orals dels gèneres més habituals del nivell educatiu <text:s/>(descripció de persones animals, objectes i llocs, narracions breus, regles de joc, instruccions senzilles).</text:span></text:p>
          </table:table-cell>
          <table:table-cell table:style-name="Table1.D8" office:value-type="string">
            <text:p text:style-name="_33__20_competencias">CCLI</text:p>
            <text:p text:style-name="_33__20_competencias"/>
          </table:table-cell>
          <table:table-cell table:style-name="Table1.E8" office:value-type="string">
            <text:p text:style-name="_33__20_competencias"/>
          </table:table-cell>
          <table:table-cell table:style-name="Table1.F8" office:value-type="string">
            <text:p text:style-name="_33__20_competencias"/>
          </table:table-cell>
          <table:table-cell table:style-name="Table1.G8" office:value-type="string">
            <text:p text:style-name="_33__20_competencias"/>
          </table:table-cell>
          <table:table-cell table:style-name="Table1.H8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9" office:value-type="string">
            <text:p text:style-name="P57">2nCLL.BL1.3.3 En conversacions i diàlegs adapta el llenguatge a les característiques del seu interlocutor.</text:p>
          </table:table-cell>
          <table:table-cell table:style-name="Table1.D9" office:value-type="string">
            <text:p text:style-name="_33__20_competencias">CCLI</text:p>
            <text:p text:style-name="_33__20_competencias"/>
          </table:table-cell>
          <table:table-cell table:style-name="Table1.E9" office:value-type="string">
            <text:p text:style-name="_33__20_competencias"/>
          </table:table-cell>
          <table:table-cell table:style-name="Table1.F9" office:value-type="string">
            <text:p text:style-name="_33__20_competencias"/>
          </table:table-cell>
          <table:table-cell table:style-name="Table1.G9" office:value-type="string">
            <text:p text:style-name="_33__20_competencias"/>
          </table:table-cell>
          <table:table-cell table:style-name="Table1.H9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10" office:value-type="string">
            <text:p text:style-name="P57">2nCLL.BL1.3.4 En la producció de textos orals, organitza la informació respectant l’orde lògic de l’estructura textual.</text:p>
          </table:table-cell>
          <table:table-cell table:style-name="Table1.D10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10" office:value-type="string">
            <text:p text:style-name="_33__20_competencias"/>
          </table:table-cell>
          <table:table-cell table:style-name="Table1.F10" office:value-type="string">
            <text:p text:style-name="_33__20_competencias"/>
          </table:table-cell>
          <table:table-cell table:style-name="Table1.G10" office:value-type="string">
            <text:p text:style-name="_33__20_competencias"/>
          </table:table-cell>
          <table:table-cell table:style-name="Table1.H10" office:value-type="string">
            <text:p text:style-name="_33__20_competencias"/>
          </table:table-cell>
        </table:table-row>
        <table:table-row table:style-name="Table1.1">
          <table:table-cell table:style-name="Table1.A12" table:number-rows-spanned="2" office:value-type="string">
            <text:p text:style-name="P49">Memorització i recitat de poemes, embarbussaments, endevinalles, retafiles, etc.</text:p>
            <text:p text:style-name="P49">Orde lògic i cronològic dels textos narratius. Orde lògic dels textos descriptius.</text:p>
            <text:p text:style-name="P14">Recursos de l'expressió oral: pauses, volum, entonació, gestos.</text:p>
            <text:p text:style-name="P53">Ús de fórmules inicials i finals <text:soft-page-break/>apreses al reproduir un conte.</text:p>
            <text:p text:style-name="P16">Reproducció d'instruccions escoltades mantenint l'orde lògic i cronològic.</text:p>
          </table:table-cell>
          <table:table-cell table:style-name="Table1.B12" table:number-rows-spanned="2" office:value-type="string">
            <text:p text:style-name="P56">2nCLL.BL1.4 Memoritzar i reproduir, a partir de models, textos orals dels gèneres més habituals del nivell educatiu, aplicant amb creativitat les estratègies d’expressió oral adequades.</text:p>
          </table:table-cell>
          <table:table-cell table:style-name="Table1.C11" office:value-type="string">
            <text:p text:style-name="P56"><text:span text:style-name="T4">2nCLL.BL1.4.1 Memoritza, </text:span><text:span text:style-name="T10">a partir de models,</text:span><text:span text:style-name="T4"> textos orals dels gèneres pròxims a la seua experiència (poemes, retafiles, diàlegs de contes, instruccions).</text:span></text:p>
            <text:p text:style-name="P56"/>
          </table:table-cell>
          <table:table-cell table:style-name="Table1.D11" office:value-type="string">
            <text:p text:style-name="_33__20_competencias">CAA</text:p>
            <text:p text:style-name="_33__20_competencias">CCLI</text:p>
            <text:p text:style-name="_33__20_competencias"/>
          </table:table-cell>
          <table:table-cell table:style-name="Table1.E11" office:value-type="string">
            <text:p text:style-name="_33__20_competencias"/>
          </table:table-cell>
          <table:table-cell table:style-name="Table1.F11" office:value-type="string">
            <text:p text:style-name="_33__20_competencias"/>
          </table:table-cell>
          <table:table-cell table:style-name="Table1.G11" office:value-type="string">
            <text:p text:style-name="_33__20_competencias"/>
          </table:table-cell>
          <table:table-cell table:style-name="Table1.H11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12" office:value-type="string">
            <text:p text:style-name="P56"><text:span text:style-name="T4">2nCLL.BL1.4.2 Reproduïx, </text:span><text:span text:style-name="T10">a partir de models,</text:span><text:span text:style-name="T22"> </text:span><text:span text:style-name="T4">textos orals dels gèneres pròxims a la seua experiència amb una pronunciació i ritme adequats.</text:span></text:p>
          </table:table-cell>
          <table:table-cell table:style-name="Table1.D12" office:value-type="string">
            <text:p text:style-name="_33__20_competencias">CAA</text:p>
            <text:p text:style-name="_33__20_competencias">CCLI</text:p>
            <text:p text:style-name="_33__20_competencias"/>
          </table:table-cell>
          <table:table-cell table:style-name="Table1.E12" office:value-type="string">
            <text:p text:style-name="_33__20_competencias"/>
          </table:table-cell>
          <table:table-cell table:style-name="Table1.F12" office:value-type="string">
            <text:p text:style-name="_33__20_competencias"/>
          </table:table-cell>
          <table:table-cell table:style-name="Table1.G12" office:value-type="string">
            <text:p text:style-name="_33__20_competencias"/>
          </table:table-cell>
          <table:table-cell table:style-name="Table1.H12" office:value-type="string">
            <text:p text:style-name="_33__20_competencias"/>
          </table:table-cell>
        </table:table-row>
        <table:table-row table:style-name="Table1.1">
          <table:table-cell table:style-name="Table1.A13" office:value-type="string">
            <text:p text:style-name="Standard">Comprensió de textos orals procedents de la televisió com a instrument per a l'aprenentatge i per a obtindre informació general sobre fets i esdeveniments pròxims a l'experiència infantil.</text:p>
            <text:p text:style-name="Standard">Expressió de gustos i preferències.</text:p>
          </table:table-cell>
          <table:table-cell table:style-name="Table1.B13" office:value-type="string">
            <text:p text:style-name="P28"><text:span text:style-name="T17">2nCLL.</text:span><text:span text:style-name="T5">BL1.5 Interpretar textos orals pròxims a la seua experiència procedents dels mitjans de comunicació utilitzant les estratègies de comprensió del nivell educatiu i resumint-ne el contingut. </text:span></text:p>
          </table:table-cell>
          <table:table-cell table:style-name="Table1.C13" office:value-type="string">
            <text:p text:style-name="P46"><text:span text:style-name="T17">2nCLL.BL1.5.1 Interpreta textos orals del nivell educatiu procedents dels mitjans de comunicació (eslògans, pel·lícules i notícies de la televisió pròxims a la seua experiència), </text:span><text:span text:style-name="T18">en</text:span><text:span text:style-name="T17"> </text:span><text:span text:style-name="T18">resumeix el contingut <text:s/>i expressa els seus </text:span><text:span text:style-name="T21">gustos i preferències</text:span><text:span text:style-name="T18"> sobre el seu contingut.</text:span></text:p>
          </table:table-cell>
          <table:table-cell table:style-name="Table1.D13" office:value-type="string">
            <text:p text:style-name="_33__20_competencias">CD</text:p>
            <text:p text:style-name="_33__20_competencias">CSC</text:p>
            <text:p text:style-name="_33__20_competencias">CCLI</text:p>
            <text:p text:style-name="_33__20_competencias"/>
          </table:table-cell>
          <table:table-cell table:style-name="Table1.E13" office:value-type="string">
            <text:p text:style-name="_33__20_competencias"/>
          </table:table-cell>
          <table:table-cell table:style-name="Table1.F13" office:value-type="string">
            <text:p text:style-name="_33__20_competencias"/>
          </table:table-cell>
          <table:table-cell table:style-name="Table1.G13" office:value-type="string">
            <text:p text:style-name="_33__20_competencias"/>
          </table:table-cell>
          <table:table-cell table:style-name="Table1.H13" office:value-type="string">
            <text:p text:style-name="_33__20_competencias"/>
          </table:table-cell>
        </table:table-row>
        <table:table-row table:style-name="Table1.14">
          <table:table-cell table:style-name="Table1.A1" table:number-columns-spanned="8" office:value-type="string">
            <text:p text:style-name="P75">BLOC 2. COMUNICACIÓ ESCRITA. LLEG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68">CONTINGUTS</text:p>
          </table:table-cell>
          <table:table-cell table:style-name="Table1.A4" office:value-type="string">
            <text:p text:style-name="P64">CRITERIS D’AVALUACIÓ</text:p>
          </table:table-cell>
          <table:table-cell table:style-name="Table1.A4" office:value-type="string">
            <text:p text:style-name="P64">INDICADORS D’ÈXIT</text:p>
          </table:table-cell>
          <table:table-cell table:style-name="Table1.A4" office:value-type="string">
            <text:p text:style-name="P64">CCLV</text:p>
          </table:table-cell>
          <table:table-cell table:style-name="Table1.A4" office:value-type="string">
            <text:p text:style-name="P65">1<text:span text:style-name="T37">r</text:span> T</text:p>
          </table:table-cell>
          <table:table-cell table:style-name="Table1.A4" office:value-type="string">
            <text:p text:style-name="P65">2<text:span text:style-name="T37">n</text:span> T</text:p>
          </table:table-cell>
          <table:table-cell table:style-name="Table1.A4" office:value-type="string">
            <text:p text:style-name="P65">3<text:span text:style-name="T37">r</text:span> T</text:p>
          </table:table-cell>
          <table:table-cell table:style-name="Table1.H4" office:value-type="string">
            <text:p text:style-name="P65">FIN</text:p>
          </table:table-cell>
        </table:table-row>
        <table:table-row table:style-name="Table1.1">
          <table:table-cell table:style-name="Table1.A4" table:number-rows-spanned="2" office:value-type="string">
            <text:p text:style-name="P38">Lectura de textos pròxims a l'experiència infantil en distints suports (impresos, digitals i audiovisuals) amb una correcta correspondència entre fonemes i grafies, per a iniciar-se progressivament en l'entonació adequada (punt, coma, signes d'admiració i interrogació). </text:p>
            <text:p text:style-name="P39">Lectura de textos que continguen jocs amb el llenguatge, tant populars com cultes: retafiles, sopes de lletres senzilles, jeroglífics, cal·ligrames, faules, on s'exercite la correcta pronunciació.</text:p>
            <text:p text:style-name="P41">Lectura de textos impresos i digitals, tant de l'àmbit escolar com de la vida quotidiana: normes, fulls d'instruccions senzilles, definicions simples, receptes, etc., així com de notícies senzilles en els mitjans de comunicació social.</text:p>
          </table:table-cell>
          <table:table-cell table:style-name="Table1.A4" table:number-rows-spanned="2" office:value-type="string">
            <text:p text:style-name="P19">2nCLL.BL2.1 Llegir en veu alta amb pronunciació correcta i entonació i ritme adequats, textos pròxims a la seua experiència, proposats per l’adult i de la seua pròpia elecció, adequant-se al format i a l’estructura textual. </text:p>
          </table:table-cell>
          <table:table-cell table:style-name="Table1.A4" office:value-type="string">
            <text:p text:style-name="P57">2nCLL.BL2.1.1 Llig en veu alta, amb pronunciació correcta i entonació i ritme adequats, textos pròxims a la seua experiència proposats per l’adult adequant-se al format i a l’estructura textual.</text:p>
          </table:table-cell>
          <table:table-cell table:style-name="Table1.A4" office:value-type="string">
            <text:p text:style-name="_33__20_competencias">CCLI</text:p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H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17" office:value-type="string">
            <text:p text:style-name="P57">2nCLL.BL2.1.2 Llig textos pròxims a la seua experiència proposats per l’adult per a gaudi personal.</text:p>
          </table:table-cell>
          <table:table-cell table:style-name="Table1.D17" office:value-type="string">
            <text:p text:style-name="_33__20_competencias">CCLI</text:p>
            <text:p text:style-name="_33__20_competencias">SIIE</text:p>
          </table:table-cell>
          <table:table-cell table:style-name="Table1.E17" office:value-type="string">
            <text:p text:style-name="_33__20_competencias"/>
          </table:table-cell>
          <table:table-cell table:style-name="Table1.F17" office:value-type="string">
            <text:p text:style-name="_33__20_competencias"/>
          </table:table-cell>
          <table:table-cell table:style-name="Table1.G17" office:value-type="string">
            <text:p text:style-name="_33__20_competencias"/>
          </table:table-cell>
          <table:table-cell table:style-name="Table1.H17" office:value-type="string">
            <text:p text:style-name="_33__20_competencias"/>
          </table:table-cell>
        </table:table-row>
        <text:soft-page-break/>
        <table:table-row table:style-name="Table1.1">
          <table:table-cell table:style-name="Table1.A20" table:number-rows-spanned="3" office:value-type="string">
            <text:p text:style-name="P43">Introducció a l'estudi dels elements bàsics dels textos narratius (reconeixement de l'argument, identificació de l'escenari<text:span text:style-name="T39"> espa</text:span><text:span text:style-name="T40">ciot</text:span><text:span text:style-name="T39">emporal i dels personatges princ</text:span>ipals) i aplicació d'estos coneixements a la seua comprensió i interpretació.</text:p>
            <text:p text:style-name="P44">Introducció a l'estudi dels elements bàsics dels textos descriptius i explicatius de temes diversos i adequats a l'edat, i aplicació d'estos coneixements a la seua comprensió i interpretació.</text:p>
            <text:p text:style-name="P44">Introducció a l'estudi de textos multimodals senzills, interpretant el missatge a partir de la confluència de textos, imatges, gràfics, etc.</text:p>
            <text:p text:style-name="P43">Introducció progressiva a l'ús d'estratègies per a la comprensió lectora: abans de la lectura anticipant hipòtesis a través d'informació paratextual (tipografia...); durant la lectura (realitzant inferències a partir dels seus coneixements i experiències prèvies); i després de la lectura (destacant la idea/es principal/s).</text:p>
          </table:table-cell>
          <table:table-cell table:style-name="Table1.B20" table:number-rows-spanned="3" office:value-type="string">
            <text:p text:style-name="P62">2nCLL.BL2.2 Interpretar, de forma guiada a través de la reflexió i diàleg, textos pròxims a la seua experiència, anticipant i comprovant hipòtesis a través del títol i les il·lustracions, captant el sentit global del text, realitzant inferències directes, destacant les idees principals i resumint oralment el contingut.</text:p>
            <text:p text:style-name="P61"/>
          </table:table-cell>
          <table:table-cell table:style-name="Table1.C18" office:value-type="string">
            <text:p text:style-name="P56"><text:span text:style-name="T4">2nCLL.BL2.2.1 Identifica el tema i el destinatari en els textos escrits impresos, digitals i audiovisuals </text:span><text:span text:style-name="T10">del nivell educatiu </text:span><text:span text:style-name="T4">(tirallongues, sopes de lletres senzilles, jeroglífics, cal·ligrames, faules, normes, fulls d’instruccions simples, definicions simples, receptes, etc.).</text:span></text:p>
          </table:table-cell>
          <table:table-cell table:style-name="Table1.D18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18" office:value-type="string">
            <text:p text:style-name="_33__20_competencias"/>
          </table:table-cell>
          <table:table-cell table:style-name="Table1.F18" office:value-type="string">
            <text:p text:style-name="_33__20_competencias"/>
          </table:table-cell>
          <table:table-cell table:style-name="Table1.G18" office:value-type="string">
            <text:p text:style-name="_33__20_competencias"/>
          </table:table-cell>
          <table:table-cell table:style-name="Table1.H18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19" office:value-type="string">
            <text:p text:style-name="P57">2nCLL.BL2.2.2 Comprova les conjectures que ha anticipat sobre el tema de textos escrits a través del títol i les il·lustracions.</text:p>
          </table:table-cell>
          <table:table-cell table:style-name="Table1.D19" office:value-type="string">
            <text:p text:style-name="_33__20_competencias">CCLI</text:p>
            <text:p text:style-name="_33__20_competencias">CAA</text:p>
          </table:table-cell>
          <table:table-cell table:style-name="Table1.E19" office:value-type="string">
            <text:p text:style-name="_33__20_competencias"/>
          </table:table-cell>
          <table:table-cell table:style-name="Table1.F19" office:value-type="string">
            <text:p text:style-name="_33__20_competencias"/>
          </table:table-cell>
          <table:table-cell table:style-name="Table1.G19" office:value-type="string">
            <text:p text:style-name="_33__20_competencias"/>
          </table:table-cell>
          <table:table-cell table:style-name="Table1.H19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20" office:value-type="string">
            <text:p text:style-name="P57">2nCLL.BL2.2.3 Destaca les idees principals resumint oralment el seu contingut</text:p>
          </table:table-cell>
          <table:table-cell table:style-name="Table1.D20" office:value-type="string">
            <text:p text:style-name="_33__20_competencias">CCLI</text:p>
            <text:p text:style-name="_33__20_competencias">CAA</text:p>
          </table:table-cell>
          <table:table-cell table:style-name="Table1.E20" office:value-type="string">
            <text:p text:style-name="_33__20_competencias"/>
          </table:table-cell>
          <table:table-cell table:style-name="Table1.F20" office:value-type="string">
            <text:p text:style-name="_33__20_competencias"/>
          </table:table-cell>
          <table:table-cell table:style-name="Table1.G20" office:value-type="string">
            <text:p text:style-name="_33__20_competencias"/>
          </table:table-cell>
          <table:table-cell table:style-name="Table1.H20" office:value-type="string">
            <text:p text:style-name="_33__20_competencias"/>
          </table:table-cell>
        </table:table-row>
        <table:table-row table:style-name="Table1.1">
          <table:table-cell table:style-name="Table1.A21" office:value-type="string">
            <text:p text:style-name="P43">Iniciació a la selecció de lectures personals pròximes als seus interessos de forma autònoma com a font de gaudi.</text:p>
            <text:p text:style-name="P44">Iniciació a la construcció de coneixements a partir d'informacions procedents de diferents fonts documentals (llibres, premsa, televisió, webs acords a la seua edat).</text:p>
            <text:p text:style-name="P42">Utilització dirigida de les TIC per a obtindre informació, fent ús d'aplicacions acords a la seua edat.</text:p>
          </table:table-cell>
          <table:table-cell table:style-name="Table1.B21" office:value-type="string">
            <text:p text:style-name="P60">2nCLL.BL2.3 Llegir en mitjans digitals per a buscar i seleccionar de forma guiada informació de fonts preseleccionades i utilitzar-la en les tasques d’aprenentatge.</text:p>
          </table:table-cell>
          <table:table-cell table:style-name="Table1.C21" office:value-type="string">
            <text:p text:style-name="P30"><text:span text:style-name="T5">2nCLL.BL2.3.1 Busca i selecciona informació </text:span><text:span text:style-name="T20">de fonts preseleccionades</text:span><text:span text:style-name="T6">, </text:span><text:span text:style-name="T5">en mitjans </text:span><text:span text:style-name="T6">digitals</text:span><text:span text:style-name="T5"> </text:span><text:span text:style-name="T6">i <text:s text:c="2"/></text:span><text:span text:style-name="T12">de forma guiada,</text:span><text:span text:style-name="T23"> </text:span><text:span text:style-name="T24">per a utilitzar-la en tasques d'aprenentatge.</text:span></text:p>
          </table:table-cell>
          <table:table-cell table:style-name="Table1.D21" office:value-type="string">
            <text:p text:style-name="_33__20_competencias">CCLI</text:p>
            <text:p text:style-name="_33__20_competencias">CD</text:p>
          </table:table-cell>
          <table:table-cell table:style-name="Table1.E21" office:value-type="string">
            <text:p text:style-name="_33__20_competencias"/>
          </table:table-cell>
          <table:table-cell table:style-name="Table1.F21" office:value-type="string">
            <text:p text:style-name="_33__20_competencias"/>
          </table:table-cell>
          <table:table-cell table:style-name="Table1.G21" office:value-type="string">
            <text:p text:style-name="_33__20_competencias"/>
          </table:table-cell>
          <table:table-cell table:style-name="Table1.H21" office:value-type="string">
            <text:p text:style-name="_33__20_competencias"/>
          </table:table-cell>
        </table:table-row>
        <text:soft-page-break/>
        <table:table-row table:style-name="Table1.1">
          <table:table-cell table:style-name="Table1.A24" table:number-rows-spanned="3" office:value-type="string">
            <text:p text:style-name="P39">Utilització de manera autònoma de les biblioteques d’aula i iniciació a l’ús de la biblioteca del centre per a obtindre informació i seleccionar lectures personals, fent-ne ús del sistema d’ordenació i classificació. </text:p>
            <text:p text:style-name="P39"/>
            <text:p text:style-name="P40">Coneixement i respecte de les normes de funcionament de les biblioteques per a un ús responsable d'estes.</text:p>
          </table:table-cell>
          <table:table-cell table:style-name="Table1.B24" table:number-rows-spanned="3" office:value-type="string">
            <text:p text:style-name="P56">2nCLL.BL2.4 Utilitzar de manera autònoma la biblioteca d’aula i de manera guiada la biblioteca de centre per a obtindre informació i seleccionar lectures personals, reconeixent i utilitzant els seus sistemes d’ordenació i classificació i respectant les normes de funcionament.</text:p>
            <text:p text:style-name="P56"/>
          </table:table-cell>
          <table:table-cell table:style-name="Table1.C22" office:value-type="string">
            <text:p text:style-name="P29"><text:span text:style-name="T5">2nCLL.BL2.4.1 Utilitza </text:span><text:span text:style-name="T7">amb autonomia la biblioteca d'aula i</text:span><text:span text:style-name="T5"> </text:span><text:span text:style-name="T11">de manera guiada</text:span><text:span text:style-name="T5"> la </text:span><text:span text:style-name="T19">biblioteca de centre</text:span><text:span text:style-name="T5"> per a obtindre informació i seleccionar lectures personals.</text:span></text:p>
          </table:table-cell>
          <table:table-cell table:style-name="Table1.D22" office:value-type="string">
            <text:p text:style-name="_33__20_competencias">CSC</text:p>
            <text:p text:style-name="_33__20_competencias">SIEE</text:p>
          </table:table-cell>
          <table:table-cell table:style-name="Table1.E22" office:value-type="string">
            <text:p text:style-name="_33__20_competencias"/>
          </table:table-cell>
          <table:table-cell table:style-name="Table1.F22" office:value-type="string">
            <text:p text:style-name="_33__20_competencias"/>
          </table:table-cell>
          <table:table-cell table:style-name="Table1.G22" office:value-type="string">
            <text:p text:style-name="_33__20_competencias"/>
          </table:table-cell>
          <table:table-cell table:style-name="Table1.H22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23" office:value-type="string">
            <text:p text:style-name="P57">2nCLL.BL2.4.2 Reconeix i respecta les pautes bàsiques d’organització i les normes de funcionament de la biblioteca de centre. </text:p>
          </table:table-cell>
          <table:table-cell table:style-name="Table1.D23" office:value-type="string">
            <text:p text:style-name="_33__20_competencias">CSC</text:p>
            <text:p text:style-name="_33__20_competencias"/>
          </table:table-cell>
          <table:table-cell table:style-name="Table1.E23" office:value-type="string">
            <text:p text:style-name="_33__20_competencias"/>
          </table:table-cell>
          <table:table-cell table:style-name="Table1.F23" office:value-type="string">
            <text:p text:style-name="_33__20_competencias"/>
          </table:table-cell>
          <table:table-cell table:style-name="Table1.G23" office:value-type="string">
            <text:p text:style-name="_33__20_competencias"/>
          </table:table-cell>
          <table:table-cell table:style-name="Table1.H23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24" office:value-type="string">
            <text:p text:style-name="P57">2nCLL.BL2.4.3 Utilitza de forma responsable els materials i espais funcionals de la biblioteca d’aula. </text:p>
          </table:table-cell>
          <table:table-cell table:style-name="Table1.D24" office:value-type="string">
            <text:p text:style-name="_33__20_competencias">CSC</text:p>
            <text:p text:style-name="_33__20_competencias"/>
          </table:table-cell>
          <table:table-cell table:style-name="Table1.E24" office:value-type="string">
            <text:p text:style-name="_33__20_competencias"/>
          </table:table-cell>
          <table:table-cell table:style-name="Table1.F24" office:value-type="string">
            <text:p text:style-name="_33__20_competencias"/>
          </table:table-cell>
          <table:table-cell table:style-name="Table1.G24" office:value-type="string">
            <text:p text:style-name="_33__20_competencias"/>
          </table:table-cell>
          <table:table-cell table:style-name="Table1.H24" office:value-type="string">
            <text:p text:style-name="_33__20_competencias"/>
          </table:table-cell>
        </table:table-row>
        <table:table-row table:style-name="Table1.1">
          <table:table-cell table:style-name="Table1.A25" office:value-type="string">
            <text:p text:style-name="P76"><text:span text:style-name="T3">Participació en accions previstes en el pla lector del centre referides a la comprensió i la dinamització lectora (presentació de novetats bibliogràfiques, trobades amb autors</text:span><text:span text:style-name="T28">,</text:span><text:span text:style-name="T3"> etc.).</text:span></text:p>
          </table:table-cell>
          <table:table-cell table:style-name="Table1.B25" office:value-type="string">
            <text:p text:style-name="P56">2nCLL.BL2.5 Participar de forma responsable, a proposta dels adults, en accions del pla lector del centre com presentacions de novetats bibliogràfiques, trobades amb autors, etc., per a la millora de la competència lectora i per a refermar l’hàbit lector. </text:p>
          </table:table-cell>
          <table:table-cell table:style-name="Table1.C25" office:value-type="string">
            <text:p text:style-name="P27"><text:span text:style-name="T5">2nCLL.BL2.5.1 Participa, </text:span><text:span text:style-name="T11">de manera activa i responsable</text:span><text:span text:style-name="T5">, en accions del pla lector del centre organitzades per al seu nivell educatiu (presentacions de novetats bibliogràfiques, trobades amb autors, etc.).</text:span></text:p>
          </table:table-cell>
          <table:table-cell table:style-name="Table1.D25" office:value-type="string">
            <text:p text:style-name="_33__20_competencias">CCLI</text:p>
            <text:p text:style-name="_33__20_competencias">CSC</text:p>
            <text:p text:style-name="_33__20_competencias">CEC</text:p>
            <text:p text:style-name="_33__20_competencias"/>
          </table:table-cell>
          <table:table-cell table:style-name="Table1.E25" office:value-type="string">
            <text:p text:style-name="_33__20_competencias"/>
          </table:table-cell>
          <table:table-cell table:style-name="Table1.F25" office:value-type="string">
            <text:p text:style-name="_33__20_competencias"/>
          </table:table-cell>
          <table:table-cell table:style-name="Table1.G25" office:value-type="string">
            <text:p text:style-name="_33__20_competencias"/>
          </table:table-cell>
          <table:table-cell table:style-name="Table1.H25" office:value-type="string">
            <text:p text:style-name="_33__20_competencias"/>
          </table:table-cell>
        </table:table-row>
        <table:table-row table:style-name="Table1.14">
          <table:table-cell table:style-name="Table1.A2" table:number-columns-spanned="8" office:value-type="string">
            <text:p text:style-name="P45"><text:span text:style-name="T42">BLOC </text:span><text:span text:style-name="T43">3</text:span><text:span text:style-name="T42">. COMUNICACIÓ ESCRITA. </text:span><text:span text:style-name="T43">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66">ONTINGUTS</text:p>
          </table:table-cell>
          <table:table-cell table:style-name="Table1.A4" office:value-type="string">
            <text:p text:style-name="P64">CRITERIS D’AVALUACIÓ</text:p>
          </table:table-cell>
          <table:table-cell table:style-name="Table1.A4" office:value-type="string">
            <text:p text:style-name="P64">INDICADORS D’ÈXIT</text:p>
          </table:table-cell>
          <table:table-cell table:style-name="Table1.A4" office:value-type="string">
            <text:p text:style-name="P64">CCLV</text:p>
          </table:table-cell>
          <table:table-cell table:style-name="Table1.A4" office:value-type="string">
            <text:p text:style-name="P65">1<text:span text:style-name="T37">r</text:span> T</text:p>
          </table:table-cell>
          <table:table-cell table:style-name="Table1.A4" office:value-type="string">
            <text:p text:style-name="P65">2<text:span text:style-name="T37">n</text:span> T</text:p>
          </table:table-cell>
          <table:table-cell table:style-name="Table1.A4" office:value-type="string">
            <text:p text:style-name="P65">3<text:span text:style-name="T37">r</text:span> T</text:p>
          </table:table-cell>
          <table:table-cell table:style-name="Table1.H4" office:value-type="string">
            <text:p text:style-name="P65">FIN</text:p>
          </table:table-cell>
        </table:table-row>
        <table:table-row table:style-name="Table1.1">
          <table:table-cell table:style-name="Table1.A4" table:number-rows-spanned="4" office:value-type="string">
            <text:p text:style-name="P33">Coneixement i ús, a partir de models, dels elements bàsics (suport textual, silueta, variacions tipogràfiques, presència d’il·lustracions...) dels textos escrits que regixen la vida quotidiana de l’aula, com tirallongues, jeroglífics, cal·ligrames, faules, definicions simples i sopes de lletres, fulls d’instruccions, receptes i notícies dels mitjans de comunicació social senzilles. </text:p>
            <text:p text:style-name="P33">Redacció de l’esborrany, avaluació i revisió del text per a millorar-lo amb ajuda de guies (organitzadors lògics) i dels companys. </text:p>
            <text:p text:style-name="P36">Escriptura i reescriptura, individual <text:soft-page-break/>o col·lectiva, de textos amb diferents intencions, tant de l’àmbit escolar com del social, amb una cal·ligrafia, orde, neteja adequats i amb un vocabulari en consonància al nivell educatiu. </text:p>
          </table:table-cell>
          <table:table-cell table:style-name="Table1.A4" table:number-rows-spanned="4" office:value-type="string">
            <text:p text:style-name="P20">2nCLL.BL3.1 Planificar i escriure de forma reflexiva i dialogada, per mitjà de l'observació de models i amb la col·laboració dels seus companys, textos dels gèneres més habituals del nivell educatiu redactant l'esborrany, mantenint l'orde lògic i evitant repeticions innecessàries, amb un vocabulari apropiat i utilitzant els recursos lingüístics adequats.</text:p>
          </table:table-cell>
          <table:table-cell table:style-name="Table1.A4" office:value-type="string">
            <text:p text:style-name="P56"><text:span text:style-name="T4">2nCLL.BL3.1.1 Participa per mitjà de l’</text:span><text:span text:style-name="T10">observació de models</text:span><text:span text:style-name="T4"> en el procés col·lectiu de planificació i escriptura de textos (descripcions de persones, animals i objectes i llocs, narracions breus i instruccions senzilles).</text:span></text:p>
          </table:table-cell>
          <table:table-cell table:style-name="Table1.A4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H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29" office:value-type="string">
            <text:p text:style-name="P57">2nCLL.BL3.1.2 Quan redacta textos organitza la informació evitant repeticions i respectant l’orde lògic de l’estructura textual.</text:p>
          </table:table-cell>
          <table:table-cell table:style-name="Table1.D29" office:value-type="string">
            <text:p text:style-name="_33__20_competencias">CCLI</text:p>
            <text:p text:style-name="_33__20_competencias"/>
          </table:table-cell>
          <table:table-cell table:style-name="Table1.E29" office:value-type="string">
            <text:p text:style-name="_33__20_competencias"/>
          </table:table-cell>
          <table:table-cell table:style-name="Table1.F29" office:value-type="string">
            <text:p text:style-name="_33__20_competencias"/>
          </table:table-cell>
          <table:table-cell table:style-name="Table1.G29" office:value-type="string">
            <text:p text:style-name="_33__20_competencias"/>
          </table:table-cell>
          <table:table-cell table:style-name="Table1.H29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30" office:value-type="string">
            <text:p text:style-name="P57">2nCLL.BL3.1.3 Quan redacta textos adapta el llenguatge a les característiques de l’interlocutor.</text:p>
          </table:table-cell>
          <table:table-cell table:style-name="Table1.D30" office:value-type="string">
            <text:p text:style-name="_33__20_competencias">CCLI</text:p>
            <text:p text:style-name="_33__20_competencias"/>
          </table:table-cell>
          <table:table-cell table:style-name="Table1.E30" office:value-type="string">
            <text:p text:style-name="_33__20_competencias"/>
          </table:table-cell>
          <table:table-cell table:style-name="Table1.F30" office:value-type="string">
            <text:p text:style-name="_33__20_competencias"/>
          </table:table-cell>
          <table:table-cell table:style-name="Table1.G30" office:value-type="string">
            <text:p text:style-name="_33__20_competencias"/>
          </table:table-cell>
          <table:table-cell table:style-name="Table1.H30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31" office:value-type="string">
            <text:p text:style-name="P57">2nCLL.BL3.1.4 Quan redacta textos utilitza adequadament alguns recursos lingüístics <text:soft-page-break/>(<text:span text:style-name="T36">la comparació i el joc de paraules</text:span>).</text:p>
          </table:table-cell>
          <table:table-cell table:style-name="Table1.D31" office:value-type="string">
            <text:p text:style-name="_33__20_competencias">CCLI</text:p>
            <text:p text:style-name="_33__20_competencias"/>
          </table:table-cell>
          <table:table-cell table:style-name="Table1.E31" office:value-type="string">
            <text:p text:style-name="_33__20_competencias"/>
          </table:table-cell>
          <table:table-cell table:style-name="Table1.F31" office:value-type="string">
            <text:p text:style-name="_33__20_competencias"/>
          </table:table-cell>
          <table:table-cell table:style-name="Table1.G31" office:value-type="string">
            <text:p text:style-name="_33__20_competencias"/>
          </table:table-cell>
          <table:table-cell table:style-name="Table1.H31" office:value-type="string">
            <text:p text:style-name="_33__20_competencias"/>
          </table:table-cell>
        </table:table-row>
        <table:table-row table:style-name="Table1.1">
          <table:table-cell table:style-name="Table1.A34" table:number-rows-spanned="3" office:value-type="string">
            <text:p text:style-name="P34">Avaluació i revisió guiada i col·lectiva del text per a millorar-lo amb ajuda dels companys.</text:p>
            <text:p text:style-name="P35">Reescriptura del producte final.</text:p>
            <text:p text:style-name="P37">Selecció raonada de les produccions a incloure en el portfolio. </text:p>
            <text:p text:style-name="P32">Normes gramaticals i ortogràfiques bàsiques del nivell educatiu.</text:p>
          </table:table-cell>
          <table:table-cell table:style-name="Table1.B34" table:number-rows-spanned="3" office:value-type="string">
            <text:p text:style-name="P20">2nCLL.BL3.2 Participar de forma col·lectiva en el procés de revisió de textos escrits, detectant errors de forma reflexiva i dialogada amb ajuda dels seus companys i els presenta cuidant els seus aspectes formals i respectant les normes de correcció gramatical i ortogràfica del nivell educatiu.</text:p>
          </table:table-cell>
          <table:table-cell table:style-name="Table1.C32" office:value-type="string">
            <text:p text:style-name="P56"><text:span text:style-name="T4">2nCLL.BL3.2.1 Realitza </text:span><text:span text:style-name="T10">amb ajuda de guies</text:span><text:span text:style-name="T4"> el procés de revisió de textos escrits detectant errors amb les orientacions de l’adult.</text:span></text:p>
          </table:table-cell>
          <table:table-cell table:style-name="Table1.D32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32" office:value-type="string">
            <text:p text:style-name="_33__20_competencias"/>
          </table:table-cell>
          <table:table-cell table:style-name="Table1.F32" office:value-type="string">
            <text:p text:style-name="_33__20_competencias"/>
          </table:table-cell>
          <table:table-cell table:style-name="Table1.G32" office:value-type="string">
            <text:p text:style-name="_33__20_competencias"/>
          </table:table-cell>
          <table:table-cell table:style-name="Table1.H32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33" office:value-type="string">
            <text:p text:style-name="P57">2nCLL.BL3.2.2 Presenta els textos revisats cuidant els seus aspectes formals (cal·ligrafia, format de presentació, etc.) adequant-los als gèneres textuals propis del nivell educatiu (descripcions de persones, animals i objectes i llocs, narracions breus i instruccions senzilles).</text:p>
          </table:table-cell>
          <table:table-cell table:style-name="Table1.D33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33" office:value-type="string">
            <text:p text:style-name="_33__20_competencias"/>
          </table:table-cell>
          <table:table-cell table:style-name="Table1.F33" office:value-type="string">
            <text:p text:style-name="_33__20_competencias"/>
          </table:table-cell>
          <table:table-cell table:style-name="Table1.G33" office:value-type="string">
            <text:p text:style-name="_33__20_competencias"/>
          </table:table-cell>
          <table:table-cell table:style-name="Table1.H33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34" office:value-type="string">
            <text:p text:style-name="P56"><text:span text:style-name="T4">2nCLL.BL3.2.3 Presenta els textos revisats respectant les normes de correcció gramatical i ortogràfica del nivell educatiu (…)</text:span><text:span text:style-name="T26">* Vegeu quadro d’elements </text:span><text:span text:style-name="T4">gramaticals</text:span></text:p>
          </table:table-cell>
          <table:table-cell table:style-name="Table1.D34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34" office:value-type="string">
            <text:p text:style-name="_33__20_competencias"/>
          </table:table-cell>
          <table:table-cell table:style-name="Table1.F34" office:value-type="string">
            <text:p text:style-name="_33__20_competencias"/>
          </table:table-cell>
          <table:table-cell table:style-name="Table1.G34" office:value-type="string">
            <text:p text:style-name="_33__20_competencias"/>
          </table:table-cell>
          <table:table-cell table:style-name="Table1.H34" office:value-type="string">
            <text:p text:style-name="_33__20_competencias"/>
          </table:table-cell>
        </table:table-row>
        <table:table-row table:style-name="Table1.1">
          <table:table-cell table:style-name="Table1.A35" office:value-type="string">
            <text:p text:style-name="P11">Tècniques per al tractament de la informació: llistes, taules, seqüències temporals, imatges i dibuixos.</text:p>
          </table:table-cell>
          <table:table-cell table:style-name="Table1.B35" office:value-type="string">
            <text:p text:style-name="P56">2nCLL.BL3.3 Utilitzar, a partir de models, l’escriptura per a organitzar la informació obtinguda durant l’escolta activa o la lectura reflexiva de fonts preseleccionades, per mitjà de llistes, taules, seqüències temporals, imatges i dibuixos per a utilitzar-la en la redacció de textos o tasques d’aprenentatge.</text:p>
          </table:table-cell>
          <table:table-cell table:style-name="Table1.C35" office:value-type="string">
            <text:p text:style-name="P56"><text:span text:style-name="T4">2nCLL.BL3.3.1 Organitza, </text:span><text:span text:style-name="T10">a partir de models</text:span><text:span text:style-name="T22">, </text:span><text:span text:style-name="T4">la informació obtinguda durant l’escolta activa o la lectura de fonts preseleccionades per mitjà de taules i seqüències temporals per a utilitzar-la en la redacció de textos o tasques d’aprenentatge.</text:span></text:p>
          </table:table-cell>
          <table:table-cell table:style-name="Table1.D35" office:value-type="string">
            <text:p text:style-name="_33__20_competencias">CAA</text:p>
            <text:p text:style-name="_33__20_competencias"/>
          </table:table-cell>
          <table:table-cell table:style-name="Table1.E35" office:value-type="string">
            <text:p text:style-name="_33__20_competencias"/>
          </table:table-cell>
          <table:table-cell table:style-name="Table1.F35" office:value-type="string">
            <text:p text:style-name="_33__20_competencias"/>
          </table:table-cell>
          <table:table-cell table:style-name="Table1.G35" office:value-type="string">
            <text:p text:style-name="_33__20_competencias"/>
          </table:table-cell>
          <table:table-cell table:style-name="Table1.H35" office:value-type="string">
            <text:p text:style-name="_33__20_competencias"/>
          </table:table-cell>
        </table:table-row>
        <table:table-row table:style-name="Table1.14">
          <table:table-cell table:style-name="Table1.A2" table:number-columns-spanned="8" office:value-type="string">
            <text:p text:style-name="P74">BLOC 4. CONEIXEMENT DE LA LLENGU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66">CONTINGUTS</text:p>
          </table:table-cell>
          <table:table-cell table:style-name="Table1.A4" office:value-type="string">
            <text:p text:style-name="P64">CRITERIS D’AVALUACIÓ</text:p>
          </table:table-cell>
          <table:table-cell table:style-name="Table1.A4" office:value-type="string">
            <text:p text:style-name="P64">INDICADORS D’ÈXIT</text:p>
          </table:table-cell>
          <table:table-cell table:style-name="Table1.A4" office:value-type="string">
            <text:p text:style-name="P64">CCLV</text:p>
          </table:table-cell>
          <table:table-cell table:style-name="Table1.A4" office:value-type="string">
            <text:p text:style-name="P65">1<text:span text:style-name="T37">r</text:span> T</text:p>
          </table:table-cell>
          <table:table-cell table:style-name="Table1.A4" office:value-type="string">
            <text:p text:style-name="P65">2<text:span text:style-name="T37">n</text:span> T</text:p>
          </table:table-cell>
          <table:table-cell table:style-name="Table1.A4" office:value-type="string">
            <text:p text:style-name="P65">3<text:span text:style-name="T37">r</text:span> T</text:p>
          </table:table-cell>
          <table:table-cell table:style-name="Table1.H4" office:value-type="string">
            <text:p text:style-name="P65">FIN</text:p>
          </table:table-cell>
        </table:table-row>
        <table:table-row table:style-name="Table1.1">
          <table:table-cell table:style-name="Table1.A4" table:number-rows-spanned="2" office:value-type="string">
            <text:p text:style-name="P25">Diferenciació entre significant i significat.</text:p>
            <text:p text:style-name="P25">Nom, adjectiu i verb.</text:p>
            <text:p text:style-name="P25">Classes de noms: individuals i <text:soft-page-break/>col·lectius.</text:p>
            <text:p text:style-name="P25">Adjectius qualificatius i determinatius (possessius i numerals).</text:p>
            <text:p text:style-name="P25">Demostratius.</text:p>
            <text:p text:style-name="P25">Pronoms personals.</text:p>
            <text:p text:style-name="P25">Temps verbals (present, passat i futur).</text:p>
            <text:p text:style-name="P25">Regles bàsiques d'ortografia.</text:p>
            <text:p text:style-name="P25">Identificació dels signes de puntuació, interrogació i exclamació.</text:p>
            <text:p text:style-name="P25">Ús de les majúscules.</text:p>
            <text:p text:style-name="P21">Identificació de les estructures bàsiques de la llengua en produccions orals i escrites.</text:p>
          </table:table-cell>
          <table:table-cell table:style-name="Table1.A4" table:number-rows-spanned="2" office:value-type="string">
            <text:p text:style-name="P56"><text:span text:style-name="T14">2nCLL.BL4.1 Reconéixer, de forma guiada, els elements bàsics del sistema lingüístic adequats al nivell educatiu per a interpretar, elaborar i revisar textos de manera col·lectiva</text:span><text:span text:style-name="T27">.</text:span></text:p>
          </table:table-cell>
          <table:table-cell table:style-name="Table1.A4" office:value-type="string">
            <text:p text:style-name="P56"><text:span text:style-name="T4">2nCLL.BL4.1.1 Reconeix per mitjà de </text:span><text:span text:style-name="T10">l’observació de models</text:span><text:span text:style-name="T4"> els elements bàsics del sistema lingüístic adequats al nivell educatiu en textos orals i escrits de l’entorn escolar (centre) i social pròxim.</text:span></text:p>
          </table:table-cell>
          <table:table-cell table:style-name="Table1.A4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H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39" office:value-type="string">
            <text:p text:style-name="P56"><text:span text:style-name="T4">2nCLL.BL4.1.2 Participa en el </text:span><text:span text:style-name="T10">procés guiat</text:span><text:span text:style-name="T4"> de revisió col·lectiva de textos aplicant els coneixements sobre els elements bàsics del sistema lingüístic adequats al nivell educatiu.</text:span></text:p>
            <text:p text:style-name="P59">* Vegeu quadro elements gramaticals BL3</text:p>
          </table:table-cell>
          <table:table-cell table:style-name="Table1.D39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39" office:value-type="string">
            <text:p text:style-name="_33__20_competencias"/>
          </table:table-cell>
          <table:table-cell table:style-name="Table1.F39" office:value-type="string">
            <text:p text:style-name="_33__20_competencias"/>
          </table:table-cell>
          <table:table-cell table:style-name="Table1.G39" office:value-type="string">
            <text:p text:style-name="_33__20_competencias"/>
          </table:table-cell>
          <table:table-cell table:style-name="Table1.H39" office:value-type="string">
            <text:p text:style-name="_33__20_competencias"/>
          </table:table-cell>
        </table:table-row>
        <table:table-row table:style-name="Table1.1">
          <table:table-cell table:style-name="Table1.A41" table:number-rows-spanned="2" office:value-type="string">
            <text:p text:style-name="P25">Augmentatius i diminutius.</text:p>
            <text:p text:style-name="P25">Identificació del diccionari i de la seua funció.</text:p>
            <text:p text:style-name="P25">Busca del significat de paraules simples.</text:p>
            <text:p text:style-name="P24">Ús de programes i aplicacions educatives per a l'adquisició de vocabulari.</text:p>
          </table:table-cell>
          <table:table-cell table:style-name="Table1.B41" table:number-rows-spanned="2" office:value-type="string">
            <text:p text:style-name="P56">2nCLL.BL4.2 Utilitzar, de forma guiada, el diccionari alfabètic, i programes i aplicacions educatives senzilles per a identificar el significat del vocabulari utilitzat en el procés d’interpretació, elaboració i revisió col·lectiva de textos.</text:p>
          </table:table-cell>
          <table:table-cell table:style-name="Table1.C40" office:value-type="string">
            <text:p text:style-name="P56"><text:span text:style-name="T14">2nCLL.BL4.2.1 Identifica el significat del vocabulari utilitzat en el procés d’interpretació, elaboració i revisió col·lectiva de textos, utilitzant, </text:span><text:span text:style-name="T13">de forma guiada</text:span><text:span text:style-name="T14">, el diccionari alfabètic i programes o aplicacions educatives senzilles.</text:span></text:p>
          </table:table-cell>
          <table:table-cell table:style-name="Table1.D40" office:value-type="string">
            <text:p text:style-name="_33__20_competencias">CCLI</text:p>
            <text:p text:style-name="_33__20_competencias">CD</text:p>
            <text:p text:style-name="_33__20_competencias">CAA</text:p>
            <text:p text:style-name="_33__20_competencias"/>
          </table:table-cell>
          <table:table-cell table:style-name="Table1.E40" office:value-type="string">
            <text:p text:style-name="_33__20_competencias"/>
          </table:table-cell>
          <table:table-cell table:style-name="Table1.F40" office:value-type="string">
            <text:p text:style-name="_33__20_competencias"/>
          </table:table-cell>
          <table:table-cell table:style-name="Table1.G40" office:value-type="string">
            <text:p text:style-name="_33__20_competencias"/>
          </table:table-cell>
          <table:table-cell table:style-name="Table1.H40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41" office:value-type="string">
            <text:p text:style-name="P57">2nCLL.BL4.2.2 Amplia el seu vocabulari formant noves paraules utilitzant augmentatius i diminutius per a millorar les seues produccions orals i escrites.</text:p>
          </table:table-cell>
          <table:table-cell table:style-name="Table1.D41" office:value-type="string">
            <text:p text:style-name="_33__20_competencias">CCLI</text:p>
          </table:table-cell>
          <table:table-cell table:style-name="Table1.E41" office:value-type="string">
            <text:p text:style-name="_33__20_competencias"/>
          </table:table-cell>
          <table:table-cell table:style-name="Table1.F41" office:value-type="string">
            <text:p text:style-name="_33__20_competencias"/>
          </table:table-cell>
          <table:table-cell table:style-name="Table1.G41" office:value-type="string">
            <text:p text:style-name="_33__20_competencias"/>
          </table:table-cell>
          <table:table-cell table:style-name="Table1.H41" office:value-type="string">
            <text:p text:style-name="_33__20_competencias"/>
          </table:table-cell>
        </table:table-row>
        <table:table-row table:style-name="Table1.1">
          <table:table-cell table:style-name="Table1.A42" office:value-type="string">
            <text:p text:style-name="P26">Tipus d'oracions: enunciatives (afirmatives i negatives), interrogatives i exclamatives.</text:p>
            <text:p text:style-name="P26">Identificació de les oracions en un text.</text:p>
            <text:p text:style-name="P22">Distinció dels paràgrafs d'un text.</text:p>
          </table:table-cell>
          <table:table-cell table:style-name="Table1.B42" office:value-type="string">
            <text:p text:style-name="P56">2nCLL.BL4.3 Identificar i reproduir diferents tipus d’oracions adequades al nivell per a, amb ajuda de models, millorar les habilitats de comprensió, expressió i interacció orals i escrites.</text:p>
          </table:table-cell>
          <table:table-cell table:style-name="Table1.C42" office:value-type="string">
            <text:p text:style-name="P56"><text:span text:style-name="T14">2nCLL.BL</text:span><text:span text:style-name="T4">4.3.1 En la comprensió i producció de textos, orals o escrits, identifica amb ajuda de models diferents tipus d’oracions simples (enunciatives, interrogatives i exclamatives).</text:span></text:p>
          </table:table-cell>
          <table:table-cell table:style-name="Table1.D42" office:value-type="string">
            <text:p text:style-name="_33__20_competencias">CCLI</text:p>
            <text:p text:style-name="_33__20_competencias">CAA</text:p>
            <text:p text:style-name="_33__20_competencias"/>
          </table:table-cell>
          <table:table-cell table:style-name="Table1.E42" office:value-type="string">
            <text:p text:style-name="_33__20_competencias"/>
          </table:table-cell>
          <table:table-cell table:style-name="Table1.F42" office:value-type="string">
            <text:p text:style-name="_33__20_competencias"/>
          </table:table-cell>
          <table:table-cell table:style-name="Table1.G42" office:value-type="string">
            <text:p text:style-name="_33__20_competencias"/>
          </table:table-cell>
          <table:table-cell table:style-name="Table1.H42" office:value-type="string">
            <text:p text:style-name="_33__20_competencias"/>
          </table:table-cell>
        </table:table-row>
        <table:table-row table:style-name="Table1.1">
          <table:table-cell table:style-name="Table1.A43" office:value-type="string">
            <text:p text:style-name="P25">Identificació de les llengües d'Espanya.</text:p>
            <text:p text:style-name="P25">Reconeixement de les tradicions populars en les llengües cooficials.</text:p>
            <text:p text:style-name="P25">Identificació de les diferències <text:soft-page-break/>bàsiques de les llengües cooficials.</text:p>
            <text:p text:style-name="P25">Consciència de les variants lingüístiques de les diferents llengües presents en el context social i escolar.</text:p>
            <text:p text:style-name="P23">Actitud positiva davant dels usos de les llengües, evitant qualsevol acte de discriminació.</text:p>
          </table:table-cell>
          <table:table-cell table:style-name="Table1.B43" office:value-type="string">
            <text:p text:style-name="P56">2nCLL.BL4.4 Identificar les diferències bàsiques de les llengües cooficials i les seues tradicions per a reconéixer-les en les produccions pròpies i alienes dins i fora de l’àmbit escolar.</text:p>
          </table:table-cell>
          <table:table-cell table:style-name="Table1.C43" office:value-type="string">
            <text:p text:style-name="P56"><text:span text:style-name="T14">2nCLL.BL</text:span><text:span text:style-name="T4">4.4.1 Reconeix, a partir de models, les diferències bàsiques de les llengües cooficials en les produccions pròpies i alienes de l’àmbit</text:span><text:span text:style-name="T14"> familiar i escolar.</text:span></text:p>
          </table:table-cell>
          <table:table-cell table:style-name="Table1.D43" office:value-type="string">
            <text:p text:style-name="_33__20_competencias">CCLI</text:p>
            <text:p text:style-name="_33__20_competencias">CSC</text:p>
            <text:p text:style-name="_33__20_competencias"/>
          </table:table-cell>
          <table:table-cell table:style-name="Table1.E43" office:value-type="string">
            <text:p text:style-name="_33__20_competencias"/>
          </table:table-cell>
          <table:table-cell table:style-name="Table1.F43" office:value-type="string">
            <text:p text:style-name="_33__20_competencias"/>
          </table:table-cell>
          <table:table-cell table:style-name="Table1.G43" office:value-type="string">
            <text:p text:style-name="_33__20_competencias"/>
          </table:table-cell>
          <table:table-cell table:style-name="Table1.H43" office:value-type="string">
            <text:p text:style-name="_33__20_competencias"/>
          </table:table-cell>
        </table:table-row>
        <table:table-row table:style-name="Table1.1">
          <table:table-cell table:style-name="Table1.A45" table:number-rows-spanned="2" office:value-type="string">
            <text:p text:style-name="P50">Perseverança davant de l'esforç, força de voluntat. </text:p>
            <text:p text:style-name="P50">Constància i hàbits de treball. </text:p>
            <text:p text:style-name="P50">Busca d'orientació o ajuda quan la necessita.</text:p>
          </table:table-cell>
          <table:table-cell table:style-name="Table1.B45" table:number-rows-spanned="2" office:value-type="string">
            <text:p text:style-name="texto"><text:span text:style-name="T31">2nCLL.BL4.5</text:span> Seguir les instruccions de les tasques d’aprenentatge amb atenció i constància sense abandonar quan li costa realitzar-les, demanant ajuda si la necessita. </text:p>
          </table:table-cell>
          <table:table-cell table:style-name="Table1.C44" office:value-type="string">
            <text:p text:style-name="P58">2nCLL.BL4.5.1 Seguix amb atenció i constància les instruccions per a realitzar una activitat d’aprenentatge senzilla.</text:p>
          </table:table-cell>
          <table:table-cell table:style-name="Table1.D44" office:value-type="string">
            <text:p text:style-name="_33__20_competencias">CAA</text:p>
            <text:p text:style-name="_33__20_competencias"/>
          </table:table-cell>
          <table:table-cell table:style-name="Table1.E44" office:value-type="string">
            <text:p text:style-name="_33__20_competencias"/>
          </table:table-cell>
          <table:table-cell table:style-name="Table1.F44" office:value-type="string">
            <text:p text:style-name="_33__20_competencias"/>
          </table:table-cell>
          <table:table-cell table:style-name="Table1.G44" office:value-type="string">
            <text:p text:style-name="_33__20_competencias"/>
          </table:table-cell>
          <table:table-cell table:style-name="Table1.H4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45" office:value-type="string">
            <text:p text:style-name="P58">2nCLL.BL4.5.2 Demana ajuda a l’adult o als seus companys/es quan la necessita.</text:p>
          </table:table-cell>
          <table:table-cell table:style-name="Table1.D45" office:value-type="string">
            <text:p text:style-name="_33__20_competencias">CAA</text:p>
            <text:p text:style-name="_33__20_competencias">SIEE</text:p>
          </table:table-cell>
          <table:table-cell table:style-name="Table1.E45" office:value-type="string">
            <text:p text:style-name="_33__20_competencias"/>
          </table:table-cell>
          <table:table-cell table:style-name="Table1.F45" office:value-type="string">
            <text:p text:style-name="_33__20_competencias"/>
          </table:table-cell>
          <table:table-cell table:style-name="Table1.G45" office:value-type="string">
            <text:p text:style-name="_33__20_competencias"/>
          </table:table-cell>
          <table:table-cell table:style-name="Table1.H45" office:value-type="string">
            <text:p text:style-name="_33__20_competencias"/>
          </table:table-cell>
        </table:table-row>
        <table:table-row table:style-name="Table1.1">
          <table:table-cell table:style-name="Table1.A47" table:number-rows-spanned="2" office:value-type="string">
            <text:p text:style-name="P52">Disseny de projectes individuals o col·lectius, planificació. </text:p>
            <text:p text:style-name="P48">Organització d'un projecte amb ajuda.</text:p>
          </table:table-cell>
          <table:table-cell table:style-name="Table1.B47" table:number-rows-spanned="2" office:value-type="string">
            <text:p text:style-name="P13">2nCLL.BL4.6 Participar en el procés de planificació del desenrotllament d’un producte o una tasca, ordenar amb ajuda els passos que s’han de seguir, reconéixer si els ha realitzat correctament i expressar les seues opinions sobre el resultat.</text:p>
          </table:table-cell>
          <table:table-cell table:style-name="Table1.C46" office:value-type="string">
            <text:p text:style-name="P58">2nCLL.BL4.6.1 Reconeix si ha seguit correctament els passos per al desenrotllament d’un producte o una tasca planificats de forma col·lectiva.</text:p>
          </table:table-cell>
          <table:table-cell table:style-name="Table1.D46" office:value-type="string"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ble1.E46" office:value-type="string">
            <text:p text:style-name="_33__20_competencias"/>
          </table:table-cell>
          <table:table-cell table:style-name="Table1.F46" office:value-type="string">
            <text:p text:style-name="_33__20_competencias"/>
          </table:table-cell>
          <table:table-cell table:style-name="Table1.G46" office:value-type="string">
            <text:p text:style-name="_33__20_competencias"/>
          </table:table-cell>
          <table:table-cell table:style-name="Table1.H46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47" office:value-type="string">
            <text:p text:style-name="P58">2nCLL.BL4.6.2 Descriu els passos que ha seguit per a realitzar un producte o una tasca i dóna la seua opinió sobre la qualitat de realització de cada un dels passos.</text:p>
          </table:table-cell>
          <table:table-cell table:style-name="Table1.D47" office:value-type="string"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ble1.E47" office:value-type="string">
            <text:p text:style-name="_33__20_competencias"/>
          </table:table-cell>
          <table:table-cell table:style-name="Table1.F47" office:value-type="string">
            <text:p text:style-name="_33__20_competencias"/>
          </table:table-cell>
          <table:table-cell table:style-name="Table1.G47" office:value-type="string">
            <text:p text:style-name="_33__20_competencias"/>
          </table:table-cell>
          <table:table-cell table:style-name="Table1.H47" office:value-type="string">
            <text:p text:style-name="_33__20_competencias"/>
          </table:table-cell>
        </table:table-row>
        <table:table-row table:style-name="Table1.1">
          <table:table-cell table:style-name="Table1.A48" office:value-type="string">
            <text:p text:style-name="P51">Aplicació d'estratègies d'aprenentatge cooperatiu i per projectes.</text:p>
            <text:p text:style-name="P54">Desenrotllament de projectes en equip de forma guiada.</text:p>
            <text:p text:style-name="P54">Compliment de la seua part del treball en tasques que impliquen diversos companys. </text:p>
            <text:p text:style-name="P47">Diàleg entre iguals sota direcció.</text:p>
          </table:table-cell>
          <table:table-cell table:style-name="Table1.B48" office:value-type="string">
            <text:p text:style-name="P56">2nCLL.BL4.7 Participar en equips de treball realitzant la part de la tasca assignada, col·laborant amb els altres membres del grup per a aconseguir metes comunes.</text:p>
          </table:table-cell>
          <table:table-cell table:style-name="Table1.C48" office:value-type="string">
            <text:p text:style-name="P58">2nCLL.BL4.7.1 Realitza la part de la tasca que li correspon en un equip de treball per a aconseguir metes comunes.</text:p>
          </table:table-cell>
          <table:table-cell table:style-name="Table1.D48" office:value-type="string">
            <text:p text:style-name="_33__20_competencias">CSC</text:p>
            <text:p text:style-name="_33__20_competencias">CAA</text:p>
            <text:p text:style-name="_33__20_competencias">SIEE</text:p>
            <text:p text:style-name="_33__20_competencias"/>
          </table:table-cell>
          <table:table-cell table:style-name="Table1.E48" office:value-type="string">
            <text:p text:style-name="_33__20_competencias"/>
          </table:table-cell>
          <table:table-cell table:style-name="Table1.F48" office:value-type="string">
            <text:p text:style-name="_33__20_competencias"/>
          </table:table-cell>
          <table:table-cell table:style-name="Table1.G48" office:value-type="string">
            <text:p text:style-name="_33__20_competencias"/>
          </table:table-cell>
          <table:table-cell table:style-name="Table1.H48" office:value-type="string">
            <text:p text:style-name="_33__20_competencias"/>
          </table:table-cell>
        </table:table-row>
        <table:table-row table:style-name="Table1.1">
          <table:table-cell table:style-name="Table1.A50" table:number-rows-spanned="2" office:value-type="string">
            <text:p text:style-name="P52">Bones formes de conducta: guarda el torn de paraula, es dirigix al receptor amb respecte, cuida la seua privacitat i intimitat, etc.</text:p>
            <text:p text:style-name="P15">Identificació de conductes inadequades en l'ús de les TIC.</text:p>
            <text:p text:style-name="P63">Interacció i identificació de <text:soft-page-break/>l'interlocutor per mitjà de ferramentes de comunicació en temps real amb dispositius de les TIC (videoconferència, missatgeria instantània, etc.) en situacions de comunicació dirigides o espontànies.</text:p>
          </table:table-cell>
          <table:table-cell table:style-name="Table1.B50" table:number-rows-spanned="2" office:value-type="string">
            <text:p text:style-name="P9">2nCLL.BL4.8 Interactuar i compartir continguts digitals de forma guiada utilitzant ferramentes de comunicació en temps real, adequats al nivell, en dispositius de les TIC, aplicant bones formes de conducta.</text:p>
          </table:table-cell>
          <table:table-cell table:style-name="Table1.C49" office:value-type="string">
            <text:p text:style-name="P56"><text:span text:style-name="T14">2nCLL.BL4.8.1 Interactua i compartix continguts digitals </text:span><text:span text:style-name="T13">de forma guiada</text:span><text:span text:style-name="T25"> </text:span><text:span text:style-name="T14">utilitzant ferramentes de comunicació en temps real en dispositius de les TIC (videoconferència, missatgeria instantània, etc.) en situacions de comunicació espontànies.</text:span></text:p>
          </table:table-cell>
          <table:table-cell table:style-name="Table1.D49" office:value-type="string">
            <text:p text:style-name="_33__20_competencias">CCLI</text:p>
            <text:p text:style-name="_33__20_competencias">CD</text:p>
            <text:p text:style-name="_33__20_competencias">CSC</text:p>
            <text:p text:style-name="_33__20_competencias"/>
          </table:table-cell>
          <table:table-cell table:style-name="Table1.E49" office:value-type="string">
            <text:p text:style-name="_33__20_competencias"/>
          </table:table-cell>
          <table:table-cell table:style-name="Table1.F49" office:value-type="string">
            <text:p text:style-name="_33__20_competencias"/>
          </table:table-cell>
          <table:table-cell table:style-name="Table1.G49" office:value-type="string">
            <text:p text:style-name="_33__20_competencias"/>
          </table:table-cell>
          <table:table-cell table:style-name="Table1.H49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50" office:value-type="string">
            <text:p text:style-name="P56"><text:span text:style-name="T16">2n</text:span><text:span text:style-name="T14">CLL.BL4.8.2 Interactua i compartix continguts digitals guardant</text:span><text:span text:style-name="T4"> el torn de paraula i dirigint-se</text:span><text:span text:style-name="T14"> al receptor amb respecte i identificant conductes inadequades.</text:span></text:p>
          </table:table-cell>
          <table:table-cell table:style-name="Table1.D50" office:value-type="string">
            <text:p text:style-name="_33__20_competencias">CCLI</text:p>
            <text:p text:style-name="_33__20_competencias">CD</text:p>
            <text:p text:style-name="_33__20_competencias">CSC</text:p>
            <text:p text:style-name="_33__20_competencias"/>
          </table:table-cell>
          <table:table-cell table:style-name="Table1.E50" office:value-type="string">
            <text:p text:style-name="_33__20_competencias"/>
          </table:table-cell>
          <table:table-cell table:style-name="Table1.F50" office:value-type="string">
            <text:p text:style-name="_33__20_competencias"/>
          </table:table-cell>
          <table:table-cell table:style-name="Table1.G50" office:value-type="string">
            <text:p text:style-name="_33__20_competencias"/>
          </table:table-cell>
          <table:table-cell table:style-name="Table1.H50" office:value-type="string">
            <text:p text:style-name="_33__20_competencias"/>
          </table:table-cell>
        </table:table-row>
        <table:table-row table:style-name="Table1.1">
          <table:table-cell table:style-name="Table1.A51" table:number-columns-spanned="8" office:value-type="string">
            <text:p text:style-name="P77">BLOC 5. EDUCACIÓ LITER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66">CONTINGUTS</text:p>
          </table:table-cell>
          <table:table-cell table:style-name="Table1.A4" office:value-type="string">
            <text:p text:style-name="P64">CRITERIS D’AVALUACIÓ</text:p>
          </table:table-cell>
          <table:table-cell table:style-name="Table1.A4" office:value-type="string">
            <text:p text:style-name="P64">INDICADORS D’ÈXIT</text:p>
          </table:table-cell>
          <table:table-cell table:style-name="Table1.A4" office:value-type="string">
            <text:p text:style-name="P64">CCLV</text:p>
          </table:table-cell>
          <table:table-cell table:style-name="Table1.A4" office:value-type="string">
            <text:p text:style-name="P65">1<text:span text:style-name="T37">r</text:span> T</text:p>
          </table:table-cell>
          <table:table-cell table:style-name="Table1.A4" office:value-type="string">
            <text:p text:style-name="P65">2<text:span text:style-name="T37">n</text:span> T</text:p>
          </table:table-cell>
          <table:table-cell table:style-name="Table1.A4" office:value-type="string">
            <text:p text:style-name="P65">3<text:span text:style-name="T37">r</text:span> T</text:p>
          </table:table-cell>
          <table:table-cell table:style-name="Table1.H4" office:value-type="string">
            <text:p text:style-name="P65">FIN</text:p>
          </table:table-cell>
        </table:table-row>
        <table:table-row table:style-name="Table1.1">
          <table:table-cell table:style-name="Table1.A4" table:number-rows-spanned="4" office:value-type="string">
            <text:p text:style-name="P21">Identificació, a través de la lectura i l'audició en l'àmbit escolar, sense referències metaliteràries, dels elements que rimen o marquen el ritme com a trets distintius de poemes i cançons i de les referències al narrador, els personatges, l'espai i el temps en contes i altres relats breus, sempre que apareguen de manera explícita.</text:p>
          </table:table-cell>
          <table:table-cell table:style-name="Table1.A4" table:number-rows-spanned="4" office:value-type="string">
            <text:p text:style-name="P56">2nCLL.BL5.1 Identificar i anomenar, amb les seues pròpies paraules, els elements que diferencien els textos literaris narratius i poètics i captar el sentit d’alguns recursos retòrics quan apareixen en textos literaris, mentres participa en activitats de lectura, audició col·lectiva, recitat i dramatització.</text:p>
          </table:table-cell>
          <table:table-cell table:style-name="Table1.A4" office:value-type="string">
            <text:p text:style-name="P56"><text:span text:style-name="T4">2nCLL.BL5.1.1 Identifica i </text:span><text:span text:style-name="T10">anomena amb les seues pròpies paraules</text:span><text:span text:style-name="T4"> les diferències entre textos orals i escrits narratius (contes i relats) i lírics, (poemes i cançons) d’ús habitual </text:span><text:span text:style-name="T8">a</text:span><text:span text:style-name="T4"> l’aula.</text:span></text:p>
          </table:table-cell>
          <table:table-cell table:style-name="Table1.A4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A4" office:value-type="string">
            <text:p text:style-name="_33__20_competencias"/>
          </table:table-cell>
          <table:table-cell table:style-name="Table1.H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54" office:value-type="string">
            <text:p text:style-name="P56"><text:span text:style-name="T4">2nCLL.BL5.1.2 Identifica i </text:span><text:span text:style-name="T10">anomena amb les seues pròpies</text:span><text:span text:style-name="T4"> paraules els elements bàsics (narrador, personatges, espai i temps) de contes i altres relats, orals i escrits, sempre que apareguen de manera explícita</text:span></text:p>
          </table:table-cell>
          <table:table-cell table:style-name="Table1.D54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ble1.E54" office:value-type="string">
            <text:p text:style-name="_33__20_competencias"/>
          </table:table-cell>
          <table:table-cell table:style-name="Table1.F54" office:value-type="string">
            <text:p text:style-name="_33__20_competencias"/>
          </table:table-cell>
          <table:table-cell table:style-name="Table1.G54" office:value-type="string">
            <text:p text:style-name="_33__20_competencias"/>
          </table:table-cell>
          <table:table-cell table:style-name="Table1.H54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55" office:value-type="string">
            <text:p text:style-name="P56"><text:span text:style-name="T4">2nCLL.BL5.1.3 Identifica i </text:span><text:span text:style-name="T10">anomena amb les seues pròpies paraules</text:span><text:span text:style-name="T4"> els elements bàsics (rima i ritme) de poemes i cançons, orals i escrits, d’ús habitual </text:span><text:span text:style-name="T8">a</text:span><text:span text:style-name="T4"> l’aula.</text:span></text:p>
          </table:table-cell>
          <table:table-cell table:style-name="Table1.D55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ble1.E55" office:value-type="string">
            <text:p text:style-name="_33__20_competencias"/>
          </table:table-cell>
          <table:table-cell table:style-name="Table1.F55" office:value-type="string">
            <text:p text:style-name="_33__20_competencias"/>
          </table:table-cell>
          <table:table-cell table:style-name="Table1.G55" office:value-type="string">
            <text:p text:style-name="_33__20_competencias"/>
          </table:table-cell>
          <table:table-cell table:style-name="Table1.H55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56" office:value-type="string">
            <text:p text:style-name="P56"><text:span text:style-name="T4">2nCLL.BL5.1.5 Identifica i </text:span><text:span text:style-name="T10">anomena amb les seues pròpies paraules</text:span><text:span text:style-name="T4"> la comparació i els jocs de paraules quan apareixen en textos d’ús habitual </text:span><text:span text:style-name="T9">a</text:span><text:span text:style-name="T4"> l’aula.</text:span></text:p>
          </table:table-cell>
          <table:table-cell table:style-name="Table1.D56" office:value-type="string">
            <text:p text:style-name="_33__20_competencias">CCLI</text:p>
            <text:p text:style-name="_33__20_competencias">CEC</text:p>
            <text:p text:style-name="_33__20_competencias"/>
          </table:table-cell>
          <table:table-cell table:style-name="Table1.E56" office:value-type="string">
            <text:p text:style-name="_33__20_competencias"/>
          </table:table-cell>
          <table:table-cell table:style-name="Table1.F56" office:value-type="string">
            <text:p text:style-name="_33__20_competencias"/>
          </table:table-cell>
          <table:table-cell table:style-name="Table1.G56" office:value-type="string">
            <text:p text:style-name="_33__20_competencias"/>
          </table:table-cell>
          <table:table-cell table:style-name="Table1.H56" office:value-type="string">
            <text:p text:style-name="_33__20_competencias"/>
          </table:table-cell>
        </table:table-row>
        <table:table-row table:style-name="Table1.1">
          <table:table-cell table:style-name="Table1.A57" office:value-type="string">
            <text:p text:style-name="P21">Escolta activa i lectura guiada, individual o dialògica, <text:span text:style-name="T38">a</text:span> l'aula d'obres de la tradició popular com ara contes, cançons o retafiles per a obtindre informació sobre l'entorn més pròxim i la pròpia tradició cultural.</text:p>
          </table:table-cell>
          <table:table-cell table:style-name="Table1.B57" office:value-type="string">
            <text:p text:style-name="P56">2nCLL.BL5.2 Seleccionar informació de fonts preseleccionades amb ajuda de guies, sobre l’entorn social o la tradició cultural, a través de la lectura o audició col·lectiva dels textos literaris dels gèneres i subgèneres adequats al nivell educatiu per a ampliar els seus coneixements i utilitzar-la seguint <text:soft-page-break/>indicacions de l’adult en les tasques d’aprenentatge.</text:p>
          </table:table-cell>
          <table:table-cell table:style-name="Table1.C57" office:value-type="string">
            <text:p text:style-name="P56"><text:span text:style-name="T14">2nCLL.</text:span><text:span text:style-name="T4">BL5.2.1 S</text:span><text:span text:style-name="T14">elecciona informació,</text:span><text:span text:style-name="T4"> de fonts preseleccionades responent</text:span><text:span text:style-name="T14"> a preguntes</text:span><text:span text:style-name="T29"> </text:span><text:span text:style-name="T4">sobre l’entorn</text:span><text:span text:style-name="T14"> o la tradició cultural </text:span><text:span text:style-name="T4">a través de la lectura o audició col·lectiva dels textos literaris dels gèneres i subgèneres adequats al nivell educatiu per a ampliar els seus coneixements i utilitzar-la en les tasques </text:span><text:soft-page-break/><text:span text:style-name="T4">d’aprenentatge.</text:span></text:p>
          </table:table-cell>
          <table:table-cell table:style-name="Table1.D57" office:value-type="string">
            <text:p text:style-name="_33__20_competencias">CD</text:p>
            <text:p text:style-name="_33__20_competencias">CAA</text:p>
            <text:p text:style-name="_33__20_competencias">CEC</text:p>
            <text:p text:style-name="_33__20_competencias"/>
          </table:table-cell>
          <table:table-cell table:style-name="Table1.E57" office:value-type="string">
            <text:p text:style-name="_33__20_competencias"/>
          </table:table-cell>
          <table:table-cell table:style-name="Table1.F57" office:value-type="string">
            <text:p text:style-name="_33__20_competencias"/>
          </table:table-cell>
          <table:table-cell table:style-name="Table1.G57" office:value-type="string">
            <text:p text:style-name="_33__20_competencias"/>
          </table:table-cell>
          <table:table-cell table:style-name="Table1.H57" office:value-type="string">
            <text:p text:style-name="_33__20_competencias"/>
          </table:table-cell>
        </table:table-row>
        <table:table-row table:style-name="Table1.1">
          <table:table-cell table:style-name="Table1.A59" table:number-rows-spanned="2" office:value-type="string">
            <text:p text:style-name="P25">Elaboració, a partir de models, o amb ajuda de guies, de textos narratius breus orals o escrits, com a<text:span text:style-name="T41">ra</text:span> relats i poemes senzills, utilitzant recursos retòrics i mètrics adequats a l'edat.</text:p>
            <text:p text:style-name="P25">Identificació, a través de la lectura o l'audició en l'àmbit escolar, de jocs de paraules senzills en textos literaris.</text:p>
            <text:p text:style-name="P23">Selecció raonada de les produccions a incloure en el portfolio.</text:p>
          </table:table-cell>
          <table:table-cell table:style-name="Table1.B59" table:number-rows-spanned="2" office:value-type="string">
            <text:p text:style-name="P10">2nCLL.BL5.3 Elaborar, oralment i per escrit, de forma col·laborativa, a partir de models, amb sentit estètic i creativitat, relats breus i poemes senzills amb recursos retòrics i mètrics adequats al nivell.</text:p>
          </table:table-cell>
          <table:table-cell table:style-name="Table1.C58" office:value-type="string">
            <text:p text:style-name="P31"><text:span text:style-name="T15">2nCLL.</text:span><text:span text:style-name="T5">BL5.3.1 Elabora </text:span><text:span text:style-name="T15">de forma col·laborativa, oralment</text:span><text:span text:style-name="T5"> i per escrit, </text:span><text:span text:style-name="T11">a partir de models</text:span><text:span text:style-name="T5">, amb sentit estètic i creativitat, relats breus utilitzant adequadament les estratègies de producció oral i escrita i els recursos retòrics adequats al nivell. </text:span></text:p>
          </table:table-cell>
          <table:table-cell table:style-name="Table1.D58" office:value-type="string">
            <text:p text:style-name="_33__20_competencias">CCLI</text:p>
            <text:p text:style-name="_33__20_competencias">CEC</text:p>
            <text:p text:style-name="_33__20_competencias">SIEE</text:p>
            <text:p text:style-name="_33__20_competencias"/>
          </table:table-cell>
          <table:table-cell table:style-name="Table1.E58" office:value-type="string">
            <text:p text:style-name="_33__20_competencias"/>
          </table:table-cell>
          <table:table-cell table:style-name="Table1.F58" office:value-type="string">
            <text:p text:style-name="_33__20_competencias"/>
          </table:table-cell>
          <table:table-cell table:style-name="Table1.G58" office:value-type="string">
            <text:p text:style-name="_33__20_competencias"/>
          </table:table-cell>
          <table:table-cell table:style-name="Table1.H58" office:value-type="string">
            <text:p text:style-name="_33__20_competencias"/>
          </table:table-cell>
        </table:table-row>
        <table:table-row table:style-name="Table1.1">
          <table:covered-table-cell/>
          <table:covered-table-cell/>
          <table:table-cell table:style-name="Table1.C59" office:value-type="string">
            <text:p text:style-name="P56"><text:span text:style-name="T14">2nCLL.</text:span><text:span text:style-name="T4">BL5.3.2 Elabora oralment i per escrit, </text:span><text:span text:style-name="T10">a partir de models</text:span><text:span text:style-name="T4">, amb sentit estètic i creativitat, poemes senzills utilitzant adequadament les estratègies de producció oral i escrita i els recursos retòrics i mètrics adequats al nivell.</text:span></text:p>
          </table:table-cell>
          <table:table-cell table:style-name="Table1.D59" office:value-type="string">
            <text:p text:style-name="_33__20_competencias">CCLI</text:p>
            <text:p text:style-name="_33__20_competencias">CEC</text:p>
            <text:p text:style-name="_33__20_competencias">SIEE</text:p>
            <text:p text:style-name="_33__20_competencias"/>
          </table:table-cell>
          <table:table-cell table:style-name="Table1.E59" office:value-type="string">
            <text:p text:style-name="_33__20_competencias"/>
          </table:table-cell>
          <table:table-cell table:style-name="Table1.F59" office:value-type="string">
            <text:p text:style-name="_33__20_competencias"/>
          </table:table-cell>
          <table:table-cell table:style-name="Table1.G59" office:value-type="string">
            <text:p text:style-name="_33__20_competencias"/>
          </table:table-cell>
          <table:table-cell table:style-name="Table1.H59" office:value-type="string">
            <text:p text:style-name="_33__20_competencias"/>
          </table:table-cell>
        </table:table-row>
        <table:table-row table:style-name="Table1.1">
          <table:table-cell table:style-name="Table1.A60" office:value-type="string">
            <text:p text:style-name="P25">Dramatització de fragments i diàlegs de contes, poemes i altres textos breus dramatitzables.</text:p>
            <text:p text:style-name="P25">Identificació del narrador i els personatges, així com els torns d'intervenció en textos dramàtics.</text:p>
            <text:p text:style-name="P25">Interpretació de personatges representant accions i/o gestos més definitoris d'estos.</text:p>
            <text:p text:style-name="P25">Adequació del llenguatge a la representació dramàtica a través de l'entonació, el ritme i el volum.</text:p>
            <text:p text:style-name="P21">Autoavaluació de les dramatitzacions pròpies i coavaluació de les dramatitzacions dels companys amb l'ajuda d'instruments d'avaluació senzills.</text:p>
          </table:table-cell>
          <table:table-cell table:style-name="Table1.B60" office:value-type="string">
            <text:p text:style-name="P56">2nCLL.BL5.4 <text:span text:style-name="T33">Participar en produccions col·lectives realitzant dramatitzacions senzilles de textos literaris com ara fragments i diàlegs de contes, poemes... i no literaris com ara conversacions en situacions quotidianes, usant una entonació, volum i gestos adequats a través del joc i l’experimentació.</text:span></text:p>
          </table:table-cell>
          <table:table-cell table:style-name="Table1.C60" office:value-type="string">
            <text:p text:style-name="P58">2nCLL.BL5.4.1 Participa en produccions col·lectives realitzant dramatitzacions senzilles de textos literaris (fragments i diàlegs de contes, poemes...) i no literaris (conversacions en situacions quotidianes) usant una entonació, volum i gestos adequats.</text:p>
          </table:table-cell>
          <table:table-cell table:style-name="Table1.D60" office:value-type="string">
            <text:p text:style-name="_33__20_competencias">CCLI</text:p>
            <text:p text:style-name="_33__20_competencias">CSC</text:p>
            <text:p text:style-name="_33__20_competencias">CEC</text:p>
            <text:p text:style-name="_33__20_competencias"/>
          </table:table-cell>
          <table:table-cell table:style-name="Table1.E60" office:value-type="string">
            <text:p text:style-name="_33__20_competencias"/>
          </table:table-cell>
          <table:table-cell table:style-name="Table1.F60" office:value-type="string">
            <text:p text:style-name="_33__20_competencias"/>
          </table:table-cell>
          <table:table-cell table:style-name="Table1.G60" office:value-type="string">
            <text:p text:style-name="_33__20_competencias"/>
          </table:table-cell>
          <table:table-cell table:style-name="Table1.H60" office:value-type="string">
            <text:p text:style-name="_33__20_competencias"/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0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22:28.697629660</dc:date>
    <meta:editing-cycles>189</meta:editing-cycles>
    <meta:editing-duration>P1DT11H17M56S</meta:editing-duration>
    <meta:generator>LibreOffice/4.2.8.2$Linux_X86_64 LibreOffice_project/420m0$Build-2</meta:generator>
    <meta:document-statistic meta:table-count="1" meta:image-count="0" meta:object-count="0" meta:page-count="10" meta:paragraph-count="320" meta:word-count="3628" meta:character-count="25121" meta:non-whitespace-character-count="21764"/>
  </office:meta>
</office:document-meta>
</file>